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Birth rate(births/1,000 population) 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1">
          <table:table-cell table:style-name="ce3" office:value-type="string" calcext:value-type="string">
            <text:p><text:a xlink:href="file:///D:/cia-world-factbook/factbook-2014/geos/af.html" xlink:type="simple">Afghanistan</text:a> </text:p>
          </table:table-cell>
          <table:table-cell table:style-name="ce3" office:value-type="string" calcext:value-type="string">
            <text:p>38.84 births/1,000 population (2014 est.) </text:p>
          </table:table-cell>
          <table:table-cell table:formula="of:=MID([.B3]; 1; FIND(&quot; &quot;; [.B3]))" office:value-type="string" office:string-value="38.84 " calcext:value-type="string">
            <text:p>38.8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1; FIND(&quot; &quot;; [.B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l.html" xlink:type="simple">Albania</text:a> </text:p>
          </table:table-cell>
          <table:table-cell table:style-name="ce3" office:value-type="string" calcext:value-type="string">
            <text:p>12.73 births/1,000 population (2014 est.) </text:p>
          </table:table-cell>
          <table:table-cell table:formula="of:=MID([.B5]; 1; FIND(&quot; &quot;; [.B5]))" office:value-type="string" office:string-value="12.73 " calcext:value-type="string">
            <text:p>12.7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1; FIND(&quot; &quot;; [.B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g.html" xlink:type="simple">Algeria</text:a> </text:p>
          </table:table-cell>
          <table:table-cell table:style-name="ce3" office:value-type="string" calcext:value-type="string">
            <text:p>23.99 births/1,000 population (2014 est.) </text:p>
          </table:table-cell>
          <table:table-cell table:formula="of:=MID([.B7]; 1; FIND(&quot; &quot;; [.B7]))" office:value-type="string" office:string-value="23.99 " calcext:value-type="string">
            <text:p>23.9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1; FIND(&quot; &quot;; [.B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q.html" xlink:type="simple">American Samoa</text:a> </text:p>
          </table:table-cell>
          <table:table-cell table:style-name="ce3" office:value-type="string" calcext:value-type="string">
            <text:p>22.87 births/1,000 population (2014 est.) </text:p>
          </table:table-cell>
          <table:table-cell table:formula="of:=MID([.B9]; 1; FIND(&quot; &quot;; [.B9]))" office:value-type="string" office:string-value="22.87 " calcext:value-type="string">
            <text:p>22.8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1; FIND(&quot; &quot;; [.B1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n.html" xlink:type="simple">Andorra</text:a> </text:p>
          </table:table-cell>
          <table:table-cell table:style-name="ce3" office:value-type="string" calcext:value-type="string">
            <text:p>8.48 births/1,000 population (2014 est.) </text:p>
          </table:table-cell>
          <table:table-cell table:formula="of:=MID([.B11]; 1; FIND(&quot; &quot;; [.B11]))" office:value-type="string" office:string-value="8.48 " calcext:value-type="string">
            <text:p>8.4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1; FIND(&quot; &quot;; [.B1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o.html" xlink:type="simple">Angola</text:a> </text:p>
          </table:table-cell>
          <table:table-cell table:style-name="ce3" office:value-type="string" calcext:value-type="string">
            <text:p>38.97 births/1,000 population (2014 est.) </text:p>
          </table:table-cell>
          <table:table-cell table:formula="of:=MID([.B13]; 1; FIND(&quot; &quot;; [.B13]))" office:value-type="string" office:string-value="38.97 " calcext:value-type="string">
            <text:p>38.9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1; FIND(&quot; &quot;; [.B1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v.html" xlink:type="simple">Anguilla</text:a> </text:p>
          </table:table-cell>
          <table:table-cell table:style-name="ce3" office:value-type="string" calcext:value-type="string">
            <text:p>12.68 births/1,000 population (2014 est.) </text:p>
          </table:table-cell>
          <table:table-cell table:formula="of:=MID([.B15]; 1; FIND(&quot; &quot;; [.B15]))" office:value-type="string" office:string-value="12.68 " calcext:value-type="string">
            <text:p>12.6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1; FIND(&quot; &quot;; [.B1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c.html" xlink:type="simple">Antigua and Barbuda</text:a> </text:p>
          </table:table-cell>
          <table:table-cell table:style-name="ce3" office:value-type="string" calcext:value-type="string">
            <text:p>15.94 births/1,000 population (2014 est.) </text:p>
          </table:table-cell>
          <table:table-cell table:formula="of:=MID([.B17]; 1; FIND(&quot; &quot;; [.B17]))" office:value-type="string" office:string-value="15.94 " calcext:value-type="string">
            <text:p>15.9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1; FIND(&quot; &quot;; [.B1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r.html" xlink:type="simple">Argentina</text:a> </text:p>
          </table:table-cell>
          <table:table-cell table:style-name="ce3" office:value-type="string" calcext:value-type="string">
            <text:p>16.88 births/1,000 population (2014 est.) </text:p>
          </table:table-cell>
          <table:table-cell table:formula="of:=MID([.B19]; 1; FIND(&quot; &quot;; [.B19]))" office:value-type="string" office:string-value="16.88 " calcext:value-type="string">
            <text:p>16.8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1; FIND(&quot; &quot;; [.B2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m.html" xlink:type="simple">Armenia</text:a> </text:p>
          </table:table-cell>
          <table:table-cell table:style-name="ce3" office:value-type="string" calcext:value-type="string">
            <text:p>13.92 births/1,000 population (2014 est.) </text:p>
          </table:table-cell>
          <table:table-cell table:formula="of:=MID([.B21]; 1; FIND(&quot; &quot;; [.B21]))" office:value-type="string" office:string-value="13.92 " calcext:value-type="string">
            <text:p>13.9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1; FIND(&quot; &quot;; [.B2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a.html" xlink:type="simple">Aruba</text:a> </text:p>
          </table:table-cell>
          <table:table-cell table:style-name="ce3" office:value-type="string" calcext:value-type="string">
            <text:p>12.65 births/1,000 population (2014 est.) </text:p>
          </table:table-cell>
          <table:table-cell table:formula="of:=MID([.B23]; 1; FIND(&quot; &quot;; [.B23]))" office:value-type="string" office:string-value="12.65 " calcext:value-type="string">
            <text:p>12.6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1; FIND(&quot; &quot;; [.B2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s.html" xlink:type="simple">Australia</text:a> </text:p>
          </table:table-cell>
          <table:table-cell table:style-name="ce3" office:value-type="string" calcext:value-type="string">
            <text:p>12.19 births/1,000 population (2014 est.) </text:p>
          </table:table-cell>
          <table:table-cell table:formula="of:=MID([.B25]; 1; FIND(&quot; &quot;; [.B25]))" office:value-type="string" office:string-value="12.19 " calcext:value-type="string">
            <text:p>12.1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1; FIND(&quot; &quot;; [.B2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u.html" xlink:type="simple">Austria</text:a> </text:p>
          </table:table-cell>
          <table:table-cell table:style-name="ce3" office:value-type="string" calcext:value-type="string">
            <text:p>8.76 births/1,000 population (2014 est.) </text:p>
          </table:table-cell>
          <table:table-cell table:formula="of:=MID([.B27]; 1; FIND(&quot; &quot;; [.B27]))" office:value-type="string" office:string-value="8.76 " calcext:value-type="string">
            <text:p>8.7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1; FIND(&quot; &quot;; [.B2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j.html" xlink:type="simple">Azerbaijan</text:a> </text:p>
          </table:table-cell>
          <table:table-cell table:style-name="ce3" office:value-type="string" calcext:value-type="string">
            <text:p>16.96 births/1,000 population (2014 est.) </text:p>
          </table:table-cell>
          <table:table-cell table:formula="of:=MID([.B29]; 1; FIND(&quot; &quot;; [.B29]))" office:value-type="string" office:string-value="16.96 " calcext:value-type="string">
            <text:p>16.9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1; FIND(&quot; &quot;; [.B3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f.html" xlink:type="simple">Bahamas, The</text:a> </text:p>
          </table:table-cell>
          <table:table-cell table:style-name="ce3" office:value-type="string" calcext:value-type="string">
            <text:p>15.65 births/1,000 population (2014 est.) </text:p>
          </table:table-cell>
          <table:table-cell table:formula="of:=MID([.B31]; 1; FIND(&quot; &quot;; [.B31]))" office:value-type="string" office:string-value="15.65 " calcext:value-type="string">
            <text:p>15.6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1; FIND(&quot; &quot;; [.B3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a.html" xlink:type="simple">Bahrain</text:a> </text:p>
          </table:table-cell>
          <table:table-cell table:style-name="ce3" office:value-type="string" calcext:value-type="string">
            <text:p>13.92 births/1,000 population (2014 est.) </text:p>
          </table:table-cell>
          <table:table-cell table:formula="of:=MID([.B33]; 1; FIND(&quot; &quot;; [.B33]))" office:value-type="string" office:string-value="13.92 " calcext:value-type="string">
            <text:p>13.9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1; FIND(&quot; &quot;; [.B3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g.html" xlink:type="simple">Bangladesh</text:a> </text:p>
          </table:table-cell>
          <table:table-cell table:style-name="ce3" office:value-type="string" calcext:value-type="string">
            <text:p>21.61 births/1,000 population (2014 est.) </text:p>
          </table:table-cell>
          <table:table-cell table:formula="of:=MID([.B35]; 1; FIND(&quot; &quot;; [.B35]))" office:value-type="string" office:string-value="21.61 " calcext:value-type="string">
            <text:p>21.6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1; FIND(&quot; &quot;; [.B3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b.html" xlink:type="simple">Barbados</text:a> </text:p>
          </table:table-cell>
          <table:table-cell table:style-name="ce3" office:value-type="string" calcext:value-type="string">
            <text:p>11.97 births/1,000 population (2014 est.) </text:p>
          </table:table-cell>
          <table:table-cell table:formula="of:=MID([.B37]; 1; FIND(&quot; &quot;; [.B37]))" office:value-type="string" office:string-value="11.97 " calcext:value-type="string">
            <text:p>11.9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1; FIND(&quot; &quot;; [.B3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o.html" xlink:type="simple">Belarus</text:a> </text:p>
          </table:table-cell>
          <table:table-cell table:style-name="ce3" office:value-type="string" calcext:value-type="string">
            <text:p>10.86 births/1,000 population (2014 est.) </text:p>
          </table:table-cell>
          <table:table-cell table:formula="of:=MID([.B39]; 1; FIND(&quot; &quot;; [.B39]))" office:value-type="string" office:string-value="10.86 " calcext:value-type="string">
            <text:p>10.8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1; FIND(&quot; &quot;; [.B4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e.html" xlink:type="simple">Belgium</text:a> </text:p>
          </table:table-cell>
          <table:table-cell table:style-name="ce3" office:value-type="string" calcext:value-type="string">
            <text:p>9.99 births/1,000 population (2014 est.) </text:p>
          </table:table-cell>
          <table:table-cell table:formula="of:=MID([.B41]; 1; FIND(&quot; &quot;; [.B41]))" office:value-type="string" office:string-value="9.99 " calcext:value-type="string">
            <text:p>9.9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1; FIND(&quot; &quot;; [.B4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h.html" xlink:type="simple">Belize</text:a> </text:p>
          </table:table-cell>
          <table:table-cell table:style-name="ce3" office:value-type="string" calcext:value-type="string">
            <text:p>25.14 births/1,000 population (2014 est.) </text:p>
          </table:table-cell>
          <table:table-cell table:formula="of:=MID([.B43]; 1; FIND(&quot; &quot;; [.B43]))" office:value-type="string" office:string-value="25.14 " calcext:value-type="string">
            <text:p>25.1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1; FIND(&quot; &quot;; [.B4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n.html" xlink:type="simple">Benin</text:a> </text:p>
          </table:table-cell>
          <table:table-cell table:style-name="ce3" office:value-type="string" calcext:value-type="string">
            <text:p>36.51 births/1,000 population (2014 est.) </text:p>
          </table:table-cell>
          <table:table-cell table:formula="of:=MID([.B45]; 1; FIND(&quot; &quot;; [.B45]))" office:value-type="string" office:string-value="36.51 " calcext:value-type="string">
            <text:p>36.5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1; FIND(&quot; &quot;; [.B4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d.html" xlink:type="simple">Bermuda</text:a> </text:p>
          </table:table-cell>
          <table:table-cell table:style-name="ce3" office:value-type="string" calcext:value-type="string">
            <text:p>11.35 births/1,000 population (2014 est.) </text:p>
          </table:table-cell>
          <table:table-cell table:formula="of:=MID([.B47]; 1; FIND(&quot; &quot;; [.B47]))" office:value-type="string" office:string-value="11.35 " calcext:value-type="string">
            <text:p>11.3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1; FIND(&quot; &quot;; [.B4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t.html" xlink:type="simple">Bhutan</text:a> </text:p>
          </table:table-cell>
          <table:table-cell table:style-name="ce3" office:value-type="string" calcext:value-type="string">
            <text:p>18.12 births/1,000 population (2014 est.) </text:p>
          </table:table-cell>
          <table:table-cell table:formula="of:=MID([.B49]; 1; FIND(&quot; &quot;; [.B49]))" office:value-type="string" office:string-value="18.12 " calcext:value-type="string">
            <text:p>18.1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1; FIND(&quot; &quot;; [.B5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l.html" xlink:type="simple">Bolivia</text:a> </text:p>
          </table:table-cell>
          <table:table-cell table:style-name="ce3" office:value-type="string" calcext:value-type="string">
            <text:p>23.28 births/1,000 population (2014 est.) </text:p>
          </table:table-cell>
          <table:table-cell table:formula="of:=MID([.B51]; 1; FIND(&quot; &quot;; [.B51]))" office:value-type="string" office:string-value="23.28 " calcext:value-type="string">
            <text:p>23.2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1; FIND(&quot; &quot;; [.B5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k.html" xlink:type="simple">Bosnia and Herzegovina</text:a> </text:p>
          </table:table-cell>
          <table:table-cell table:style-name="ce3" office:value-type="string" calcext:value-type="string">
            <text:p>8.89 births/1,000 population (2014 est.) </text:p>
          </table:table-cell>
          <table:table-cell table:formula="of:=MID([.B53]; 1; FIND(&quot; &quot;; [.B53]))" office:value-type="string" office:string-value="8.89 " calcext:value-type="string">
            <text:p>8.8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1; FIND(&quot; &quot;; [.B5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c.html" xlink:type="simple">Botswana</text:a> </text:p>
          </table:table-cell>
          <table:table-cell table:style-name="ce3" office:value-type="string" calcext:value-type="string">
            <text:p>21.34 births/1,000 population (2014 est.) </text:p>
          </table:table-cell>
          <table:table-cell table:formula="of:=MID([.B55]; 1; FIND(&quot; &quot;; [.B55]))" office:value-type="string" office:string-value="21.34 " calcext:value-type="string">
            <text:p>21.3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1; FIND(&quot; &quot;; [.B5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r.html" xlink:type="simple">Brazil</text:a> </text:p>
          </table:table-cell>
          <table:table-cell table:style-name="ce3" office:value-type="string" calcext:value-type="string">
            <text:p>14.72 births/1,000 population (2014 est.) </text:p>
          </table:table-cell>
          <table:table-cell table:formula="of:=MID([.B57]; 1; FIND(&quot; &quot;; [.B57]))" office:value-type="string" office:string-value="14.72 " calcext:value-type="string">
            <text:p>14.7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1; FIND(&quot; &quot;; [.B5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vi.html" xlink:type="simple">British Virgin Islands</text:a> </text:p>
          </table:table-cell>
          <table:table-cell table:style-name="ce3" office:value-type="string" calcext:value-type="string">
            <text:p>10.83 births/1,000 population (2014 est.) </text:p>
          </table:table-cell>
          <table:table-cell table:formula="of:=MID([.B59]; 1; FIND(&quot; &quot;; [.B59]))" office:value-type="string" office:string-value="10.83 " calcext:value-type="string">
            <text:p>10.8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1; FIND(&quot; &quot;; [.B6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x.html" xlink:type="simple">Brunei</text:a> </text:p>
          </table:table-cell>
          <table:table-cell table:style-name="ce3" office:value-type="string" calcext:value-type="string">
            <text:p>17.49 births/1,000 population (2014 est.) </text:p>
          </table:table-cell>
          <table:table-cell table:formula="of:=MID([.B61]; 1; FIND(&quot; &quot;; [.B61]))" office:value-type="string" office:string-value="17.49 " calcext:value-type="string">
            <text:p>17.4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1; FIND(&quot; &quot;; [.B6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u.html" xlink:type="simple">Bulgaria</text:a> </text:p>
          </table:table-cell>
          <table:table-cell table:style-name="ce3" office:value-type="string" calcext:value-type="string">
            <text:p>8.92 births/1,000 population (2014 est.) </text:p>
          </table:table-cell>
          <table:table-cell table:formula="of:=MID([.B63]; 1; FIND(&quot; &quot;; [.B63]))" office:value-type="string" office:string-value="8.92 " calcext:value-type="string">
            <text:p>8.9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1; FIND(&quot; &quot;; [.B6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uv.html" xlink:type="simple">Burkina Faso</text:a> </text:p>
          </table:table-cell>
          <table:table-cell table:style-name="ce3" office:value-type="string" calcext:value-type="string">
            <text:p>42.42 births/1,000 population (2014 est.) </text:p>
          </table:table-cell>
          <table:table-cell table:formula="of:=MID([.B65]; 1; FIND(&quot; &quot;; [.B65]))" office:value-type="string" office:string-value="42.42 " calcext:value-type="string">
            <text:p>42.4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1; FIND(&quot; &quot;; [.B6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m.html" xlink:type="simple">Burma</text:a> </text:p>
          </table:table-cell>
          <table:table-cell table:style-name="ce3" office:value-type="string" calcext:value-type="string">
            <text:p>18.65 births/1,000 population (2014 est.) </text:p>
          </table:table-cell>
          <table:table-cell table:formula="of:=MID([.B67]; 1; FIND(&quot; &quot;; [.B67]))" office:value-type="string" office:string-value="18.65 " calcext:value-type="string">
            <text:p>18.6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1; FIND(&quot; &quot;; [.B6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y.html" xlink:type="simple">Burundi</text:a> </text:p>
          </table:table-cell>
          <table:table-cell table:style-name="ce3" office:value-type="string" calcext:value-type="string">
            <text:p>42.33 births/1,000 population (2014 est.) </text:p>
          </table:table-cell>
          <table:table-cell table:formula="of:=MID([.B69]; 1; FIND(&quot; &quot;; [.B69]))" office:value-type="string" office:string-value="42.33 " calcext:value-type="string">
            <text:p>42.3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1; FIND(&quot; &quot;; [.B7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v.html" xlink:type="simple">Cabo Verde</text:a> </text:p>
          </table:table-cell>
          <table:table-cell table:style-name="ce3" office:value-type="string" calcext:value-type="string">
            <text:p>20.72 births/1,000 population (2014 est.) </text:p>
          </table:table-cell>
          <table:table-cell table:formula="of:=MID([.B71]; 1; FIND(&quot; &quot;; [.B71]))" office:value-type="string" office:string-value="20.72 " calcext:value-type="string">
            <text:p>20.7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1; FIND(&quot; &quot;; [.B7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b.html" xlink:type="simple">Cambodia</text:a> </text:p>
          </table:table-cell>
          <table:table-cell table:style-name="ce3" office:value-type="string" calcext:value-type="string">
            <text:p>24.4 births/1,000 population (2014 est.) </text:p>
          </table:table-cell>
          <table:table-cell table:formula="of:=MID([.B73]; 1; FIND(&quot; &quot;; [.B73]))" office:value-type="string" office:string-value="24.4 " calcext:value-type="string">
            <text:p>24.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1; FIND(&quot; &quot;; [.B7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m.html" xlink:type="simple">Cameroon</text:a> </text:p>
          </table:table-cell>
          <table:table-cell table:style-name="ce3" office:value-type="string" calcext:value-type="string">
            <text:p>36.58 births/1,000 population (2014 est.) </text:p>
          </table:table-cell>
          <table:table-cell table:formula="of:=MID([.B75]; 1; FIND(&quot; &quot;; [.B75]))" office:value-type="string" office:string-value="36.58 " calcext:value-type="string">
            <text:p>36.5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1; FIND(&quot; &quot;; [.B7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a.html" xlink:type="simple">Canada</text:a> </text:p>
          </table:table-cell>
          <table:table-cell table:style-name="ce3" office:value-type="string" calcext:value-type="string">
            <text:p>10.29 births/1,000 population (2014 est.) </text:p>
          </table:table-cell>
          <table:table-cell table:formula="of:=MID([.B77]; 1; FIND(&quot; &quot;; [.B77]))" office:value-type="string" office:string-value="10.29 " calcext:value-type="string">
            <text:p>10.2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1; FIND(&quot; &quot;; [.B7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j.html" xlink:type="simple">Cayman Islands</text:a> </text:p>
          </table:table-cell>
          <table:table-cell table:style-name="ce3" office:value-type="string" calcext:value-type="string">
            <text:p>12.13 births/1,000 population (2014 est.) </text:p>
          </table:table-cell>
          <table:table-cell table:formula="of:=MID([.B79]; 1; FIND(&quot; &quot;; [.B79]))" office:value-type="string" office:string-value="12.13 " calcext:value-type="string">
            <text:p>12.1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1; FIND(&quot; &quot;; [.B8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t.html" xlink:type="simple">Central African Republic</text:a> </text:p>
          </table:table-cell>
          <table:table-cell table:style-name="ce3" office:value-type="string" calcext:value-type="string">
            <text:p>35.45 births/1,000 population (2014 est.) </text:p>
          </table:table-cell>
          <table:table-cell table:formula="of:=MID([.B81]; 1; FIND(&quot; &quot;; [.B81]))" office:value-type="string" office:string-value="35.45 " calcext:value-type="string">
            <text:p>35.4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1; FIND(&quot; &quot;; [.B8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d.html" xlink:type="simple">Chad</text:a> </text:p>
          </table:table-cell>
          <table:table-cell table:style-name="ce3" office:value-type="string" calcext:value-type="string">
            <text:p>37.29 births/1,000 population (2014 est.) </text:p>
          </table:table-cell>
          <table:table-cell table:formula="of:=MID([.B83]; 1; FIND(&quot; &quot;; [.B83]))" office:value-type="string" office:string-value="37.29 " calcext:value-type="string">
            <text:p>37.2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1; FIND(&quot; &quot;; [.B8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i.html" xlink:type="simple">Chile</text:a> </text:p>
          </table:table-cell>
          <table:table-cell table:style-name="ce3" office:value-type="string" calcext:value-type="string">
            <text:p>13.97 births/1,000 population (2014 est.) </text:p>
          </table:table-cell>
          <table:table-cell table:formula="of:=MID([.B85]; 1; FIND(&quot; &quot;; [.B85]))" office:value-type="string" office:string-value="13.97 " calcext:value-type="string">
            <text:p>13.9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1; FIND(&quot; &quot;; [.B8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h.html" xlink:type="simple">China</text:a> </text:p>
          </table:table-cell>
          <table:table-cell table:style-name="ce3" office:value-type="string" calcext:value-type="string">
            <text:p>12.17 births/1,000 population (2014 est.) </text:p>
          </table:table-cell>
          <table:table-cell table:formula="of:=MID([.B87]; 1; FIND(&quot; &quot;; [.B87]))" office:value-type="string" office:string-value="12.17 " calcext:value-type="string">
            <text:p>12.1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1; FIND(&quot; &quot;; [.B8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o.html" xlink:type="simple">Colombia</text:a> </text:p>
          </table:table-cell>
          <table:table-cell table:style-name="ce3" office:value-type="string" calcext:value-type="string">
            <text:p>16.73 births/1,000 population (2014 est.) </text:p>
          </table:table-cell>
          <table:table-cell table:formula="of:=MID([.B89]; 1; FIND(&quot; &quot;; [.B89]))" office:value-type="string" office:string-value="16.73 " calcext:value-type="string">
            <text:p>16.7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1; FIND(&quot; &quot;; [.B9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n.html" xlink:type="simple">Comoros</text:a> </text:p>
          </table:table-cell>
          <table:table-cell table:style-name="ce3" office:value-type="string" calcext:value-type="string">
            <text:p>29.05 births/1,000 population (2014 est.) </text:p>
          </table:table-cell>
          <table:table-cell table:formula="of:=MID([.B91]; 1; FIND(&quot; &quot;; [.B91]))" office:value-type="string" office:string-value="29.05 " calcext:value-type="string">
            <text:p>29.0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1; FIND(&quot; &quot;; [.B9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g.html" xlink:type="simple">Congo, Democratic Republic of the</text:a> </text:p>
          </table:table-cell>
          <table:table-cell table:style-name="ce3" office:value-type="string" calcext:value-type="string">
            <text:p>35.62 births/1,000 population (2014 est.) </text:p>
          </table:table-cell>
          <table:table-cell table:formula="of:=MID([.B93]; 1; FIND(&quot; &quot;; [.B93]))" office:value-type="string" office:string-value="35.62 " calcext:value-type="string">
            <text:p>35.6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1; FIND(&quot; &quot;; [.B9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f.html" xlink:type="simple">Congo, Republic of the</text:a> </text:p>
          </table:table-cell>
          <table:table-cell table:style-name="ce3" office:value-type="string" calcext:value-type="string">
            <text:p>36.59 births/1,000 population (2014 est.) </text:p>
          </table:table-cell>
          <table:table-cell table:formula="of:=MID([.B95]; 1; FIND(&quot; &quot;; [.B95]))" office:value-type="string" office:string-value="36.59 " calcext:value-type="string">
            <text:p>36.5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1; FIND(&quot; &quot;; [.B9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w.html" xlink:type="simple">Cook Islands</text:a> </text:p>
          </table:table-cell>
          <table:table-cell table:style-name="ce3" office:value-type="string" calcext:value-type="string">
            <text:p>14.7 births/1,000 population (2014 est.) </text:p>
          </table:table-cell>
          <table:table-cell table:formula="of:=MID([.B97]; 1; FIND(&quot; &quot;; [.B97]))" office:value-type="string" office:string-value="14.7 " calcext:value-type="string">
            <text:p>14.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1; FIND(&quot; &quot;; [.B9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s.html" xlink:type="simple">Costa Rica</text:a> </text:p>
          </table:table-cell>
          <table:table-cell table:style-name="ce3" office:value-type="string" calcext:value-type="string">
            <text:p>16.08 births/1,000 population (2014 est.) </text:p>
          </table:table-cell>
          <table:table-cell table:formula="of:=MID([.B99]; 1; FIND(&quot; &quot;; [.B99]))" office:value-type="string" office:string-value="16.08 " calcext:value-type="string">
            <text:p>16.0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1; FIND(&quot; &quot;; [.B10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v.html" xlink:type="simple">Cote d'Ivoire</text:a> </text:p>
          </table:table-cell>
          <table:table-cell table:style-name="ce3" office:value-type="string" calcext:value-type="string">
            <text:p>29.25 births/1,000 population (2014 est.) </text:p>
          </table:table-cell>
          <table:table-cell table:formula="of:=MID([.B101]; 1; FIND(&quot; &quot;; [.B101]))" office:value-type="string" office:string-value="29.25 " calcext:value-type="string">
            <text:p>29.2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1; FIND(&quot; &quot;; [.B10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hr.html" xlink:type="simple">Croatia</text:a> </text:p>
          </table:table-cell>
          <table:table-cell table:style-name="ce3" office:value-type="string" calcext:value-type="string">
            <text:p>9.49 births/1,000 population (2014 est.) </text:p>
          </table:table-cell>
          <table:table-cell table:formula="of:=MID([.B103]; 1; FIND(&quot; &quot;; [.B103]))" office:value-type="string" office:string-value="9.49 " calcext:value-type="string">
            <text:p>9.4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1; FIND(&quot; &quot;; [.B10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u.html" xlink:type="simple">Cuba</text:a> </text:p>
          </table:table-cell>
          <table:table-cell table:style-name="ce3" office:value-type="string" calcext:value-type="string">
            <text:p>9.9 births/1,000 population (2014 est.) </text:p>
          </table:table-cell>
          <table:table-cell table:formula="of:=MID([.B105]; 1; FIND(&quot; &quot;; [.B105]))" office:value-type="string" office:string-value="9.9 " calcext:value-type="string">
            <text:p>9.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1; FIND(&quot; &quot;; [.B106])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cc.html" xlink:type="simple">Curacao</text:a> </text:p>
          </table:table-cell>
          <table:table-cell table:style-name="ce3" office:value-type="string" calcext:value-type="string">
            <text:p>NA </text:p>
          </table:table-cell>
          <table:table-cell table:formula="of:=MID([.B107]; 1; FIND(&quot; &quot;; [.B107]))" office:value-type="string" office:string-value="NA " calcext:value-type="string">
            <text:p>NA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1; FIND(&quot; &quot;; [.B10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y.html" xlink:type="simple">Cyprus</text:a> </text:p>
          </table:table-cell>
          <table:table-cell table:style-name="ce3" office:value-type="string" calcext:value-type="string">
            <text:p>11.44 births/1,000 population (2014 est.) </text:p>
          </table:table-cell>
          <table:table-cell table:formula="of:=MID([.B109]; 1; FIND(&quot; &quot;; [.B109]))" office:value-type="string" office:string-value="11.44 " calcext:value-type="string">
            <text:p>11.4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1; FIND(&quot; &quot;; [.B11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z.html" xlink:type="simple">Czech Republic</text:a> </text:p>
          </table:table-cell>
          <table:table-cell table:style-name="ce3" office:value-type="string" calcext:value-type="string">
            <text:p>9.79 births/1,000 population (2014 est.) </text:p>
          </table:table-cell>
          <table:table-cell table:formula="of:=MID([.B111]; 1; FIND(&quot; &quot;; [.B111]))" office:value-type="string" office:string-value="9.79 " calcext:value-type="string">
            <text:p>9.7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1; FIND(&quot; &quot;; [.B11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da.html" xlink:type="simple">Denmark</text:a> </text:p>
          </table:table-cell>
          <table:table-cell table:style-name="ce3" office:value-type="string" calcext:value-type="string">
            <text:p>10.22 births/1,000 population (2014 est.) </text:p>
          </table:table-cell>
          <table:table-cell table:formula="of:=MID([.B113]; 1; FIND(&quot; &quot;; [.B113]))" office:value-type="string" office:string-value="10.22 " calcext:value-type="string">
            <text:p>10.2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1; FIND(&quot; &quot;; [.B11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dj.html" xlink:type="simple">Djibouti</text:a> </text:p>
          </table:table-cell>
          <table:table-cell table:style-name="ce3" office:value-type="string" calcext:value-type="string">
            <text:p>24.08 births/1,000 population (2014 est.) </text:p>
          </table:table-cell>
          <table:table-cell table:formula="of:=MID([.B115]; 1; FIND(&quot; &quot;; [.B115]))" office:value-type="string" office:string-value="24.08 " calcext:value-type="string">
            <text:p>24.0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1; FIND(&quot; &quot;; [.B11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do.html" xlink:type="simple">Dominica</text:a> </text:p>
          </table:table-cell>
          <table:table-cell table:style-name="ce3" office:value-type="string" calcext:value-type="string">
            <text:p>15.53 births/1,000 population (2014 est.) </text:p>
          </table:table-cell>
          <table:table-cell table:formula="of:=MID([.B117]; 1; FIND(&quot; &quot;; [.B117]))" office:value-type="string" office:string-value="15.53 " calcext:value-type="string">
            <text:p>15.5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1; FIND(&quot; &quot;; [.B11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dr.html" xlink:type="simple">Dominican Republic</text:a> </text:p>
          </table:table-cell>
          <table:table-cell table:style-name="ce3" office:value-type="string" calcext:value-type="string">
            <text:p>18.97 births/1,000 population (2014 est.) </text:p>
          </table:table-cell>
          <table:table-cell table:formula="of:=MID([.B119]; 1; FIND(&quot; &quot;; [.B119]))" office:value-type="string" office:string-value="18.97 " calcext:value-type="string">
            <text:p>18.9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1; FIND(&quot; &quot;; [.B12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c.html" xlink:type="simple">Ecuador</text:a> </text:p>
          </table:table-cell>
          <table:table-cell table:style-name="ce3" office:value-type="string" calcext:value-type="string">
            <text:p>18.87 births/1,000 population (2014 est.) </text:p>
          </table:table-cell>
          <table:table-cell table:formula="of:=MID([.B121]; 1; FIND(&quot; &quot;; [.B121]))" office:value-type="string" office:string-value="18.87 " calcext:value-type="string">
            <text:p>18.8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1; FIND(&quot; &quot;; [.B12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g.html" xlink:type="simple">Egypt</text:a> </text:p>
          </table:table-cell>
          <table:table-cell table:style-name="ce3" office:value-type="string" calcext:value-type="string">
            <text:p>23.35 births/1,000 population (2014 est.) </text:p>
          </table:table-cell>
          <table:table-cell table:formula="of:=MID([.B123]; 1; FIND(&quot; &quot;; [.B123]))" office:value-type="string" office:string-value="23.35 " calcext:value-type="string">
            <text:p>23.3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1; FIND(&quot; &quot;; [.B12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s.html" xlink:type="simple">El Salvador</text:a> </text:p>
          </table:table-cell>
          <table:table-cell table:style-name="ce3" office:value-type="string" calcext:value-type="string">
            <text:p>16.79 births/1,000 population (2014 est.) </text:p>
          </table:table-cell>
          <table:table-cell table:formula="of:=MID([.B125]; 1; FIND(&quot; &quot;; [.B125]))" office:value-type="string" office:string-value="16.79 " calcext:value-type="string">
            <text:p>16.7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1; FIND(&quot; &quot;; [.B12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k.html" xlink:type="simple">Equatorial Guinea</text:a> </text:p>
          </table:table-cell>
          <table:table-cell table:style-name="ce3" office:value-type="string" calcext:value-type="string">
            <text:p>33.83 births/1,000 population (2014 est.) </text:p>
          </table:table-cell>
          <table:table-cell table:formula="of:=MID([.B127]; 1; FIND(&quot; &quot;; [.B127]))" office:value-type="string" office:string-value="33.83 " calcext:value-type="string">
            <text:p>33.8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1; FIND(&quot; &quot;; [.B12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r.html" xlink:type="simple">Eritrea</text:a> </text:p>
          </table:table-cell>
          <table:table-cell table:style-name="ce3" office:value-type="string" calcext:value-type="string">
            <text:p>30.69 births/1,000 population (2014 est.) </text:p>
          </table:table-cell>
          <table:table-cell table:formula="of:=MID([.B129]; 1; FIND(&quot; &quot;; [.B129]))" office:value-type="string" office:string-value="30.69 " calcext:value-type="string">
            <text:p>30.6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1; FIND(&quot; &quot;; [.B13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n.html" xlink:type="simple">Estonia</text:a> </text:p>
          </table:table-cell>
          <table:table-cell table:style-name="ce3" office:value-type="string" calcext:value-type="string">
            <text:p>10.29 births/1,000 population (2014 est.) </text:p>
          </table:table-cell>
          <table:table-cell table:formula="of:=MID([.B131]; 1; FIND(&quot; &quot;; [.B131]))" office:value-type="string" office:string-value="10.29 " calcext:value-type="string">
            <text:p>10.2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1; FIND(&quot; &quot;; [.B13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t.html" xlink:type="simple">Ethiopia</text:a> </text:p>
          </table:table-cell>
          <table:table-cell table:style-name="ce3" office:value-type="string" calcext:value-type="string">
            <text:p>37.66 births/1,000 population (2014 est.) </text:p>
          </table:table-cell>
          <table:table-cell table:formula="of:=MID([.B133]; 1; FIND(&quot; &quot;; [.B133]))" office:value-type="string" office:string-value="37.66 " calcext:value-type="string">
            <text:p>37.6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1; FIND(&quot; &quot;; [.B13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e.html" xlink:type="simple">European Union</text:a> </text:p>
          </table:table-cell>
          <table:table-cell table:style-name="ce3" office:value-type="string" calcext:value-type="string">
            <text:p>10.17 births/1,000 population (2014 est.) </text:p>
          </table:table-cell>
          <table:table-cell table:formula="of:=MID([.B135]; 1; FIND(&quot; &quot;; [.B135]))" office:value-type="string" office:string-value="10.17 " calcext:value-type="string">
            <text:p>10.1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1; FIND(&quot; &quot;; [.B136])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k.html" xlink:type="simple">Falkland Islands (Islas Malvinas)</text:a> </text:p>
          </table:table-cell>
          <table:table-cell table:style-name="ce3" office:value-type="string" calcext:value-type="string">
            <text:p>NA </text:p>
          </table:table-cell>
          <table:table-cell table:formula="of:=MID([.B137]; 1; FIND(&quot; &quot;; [.B137]))" office:value-type="string" office:string-value="NA " calcext:value-type="string">
            <text:p>NA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1; FIND(&quot; &quot;; [.B13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fo.html" xlink:type="simple">Faroe Islands</text:a> </text:p>
          </table:table-cell>
          <table:table-cell table:style-name="ce3" office:value-type="string" calcext:value-type="string">
            <text:p>13.57 births/1,000 population (2014 est.) </text:p>
          </table:table-cell>
          <table:table-cell table:formula="of:=MID([.B139]; 1; FIND(&quot; &quot;; [.B139]))" office:value-type="string" office:string-value="13.57 " calcext:value-type="string">
            <text:p>13.5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1; FIND(&quot; &quot;; [.B14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fj.html" xlink:type="simple">Fiji</text:a> </text:p>
          </table:table-cell>
          <table:table-cell table:style-name="ce3" office:value-type="string" calcext:value-type="string">
            <text:p>19.86 births/1,000 population (2014 est.) </text:p>
          </table:table-cell>
          <table:table-cell table:formula="of:=MID([.B141]; 1; FIND(&quot; &quot;; [.B141]))" office:value-type="string" office:string-value="19.86 " calcext:value-type="string">
            <text:p>19.8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1; FIND(&quot; &quot;; [.B14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fi.html" xlink:type="simple">Finland</text:a> </text:p>
          </table:table-cell>
          <table:table-cell table:style-name="ce3" office:value-type="string" calcext:value-type="string">
            <text:p>10.35 births/1,000 population (2014 est.) </text:p>
          </table:table-cell>
          <table:table-cell table:formula="of:=MID([.B143]; 1; FIND(&quot; &quot;; [.B143]))" office:value-type="string" office:string-value="10.35 " calcext:value-type="string">
            <text:p>10.3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1; FIND(&quot; &quot;; [.B14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fr.html" xlink:type="simple">France</text:a> </text:p>
          </table:table-cell>
          <table:table-cell table:style-name="ce3" office:value-type="string" calcext:value-type="string">
            <text:p>12.49 births/1,000 population (2014 est.) </text:p>
          </table:table-cell>
          <table:table-cell table:formula="of:=MID([.B145]; 1; FIND(&quot; &quot;; [.B145]))" office:value-type="string" office:string-value="12.49 " calcext:value-type="string">
            <text:p>12.4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1; FIND(&quot; &quot;; [.B14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fp.html" xlink:type="simple">French Polynesia</text:a> </text:p>
          </table:table-cell>
          <table:table-cell table:style-name="ce3" office:value-type="string" calcext:value-type="string">
            <text:p>15.47 births/1,000 population (2014 est.) </text:p>
          </table:table-cell>
          <table:table-cell table:formula="of:=MID([.B147]; 1; FIND(&quot; &quot;; [.B147]))" office:value-type="string" office:string-value="15.47 " calcext:value-type="string">
            <text:p>15.4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1; FIND(&quot; &quot;; [.B14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b.html" xlink:type="simple">Gabon</text:a> </text:p>
          </table:table-cell>
          <table:table-cell table:style-name="ce3" office:value-type="string" calcext:value-type="string">
            <text:p>34.64 births/1,000 population (2014 est.) </text:p>
          </table:table-cell>
          <table:table-cell table:formula="of:=MID([.B149]; 1; FIND(&quot; &quot;; [.B149]))" office:value-type="string" office:string-value="34.64 " calcext:value-type="string">
            <text:p>34.6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1; FIND(&quot; &quot;; [.B15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a.html" xlink:type="simple">Gambia, The</text:a> </text:p>
          </table:table-cell>
          <table:table-cell table:style-name="ce3" office:value-type="string" calcext:value-type="string">
            <text:p>31.75 births/1,000 population (2014 est.) </text:p>
          </table:table-cell>
          <table:table-cell table:formula="of:=MID([.B151]; 1; FIND(&quot; &quot;; [.B151]))" office:value-type="string" office:string-value="31.75 " calcext:value-type="string">
            <text:p>31.7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1; FIND(&quot; &quot;; [.B15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z.html" xlink:type="simple">Gaza Strip</text:a> </text:p>
          </table:table-cell>
          <table:table-cell table:style-name="ce3" office:value-type="string" calcext:value-type="string">
            <text:p>32.2 births/1,000 population (2014 est.) </text:p>
          </table:table-cell>
          <table:table-cell table:formula="of:=MID([.B153]; 1; FIND(&quot; &quot;; [.B153]))" office:value-type="string" office:string-value="32.2 " calcext:value-type="string">
            <text:p>32.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1; FIND(&quot; &quot;; [.B15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g.html" xlink:type="simple">Georgia</text:a> </text:p>
          </table:table-cell>
          <table:table-cell table:style-name="ce3" office:value-type="string" calcext:value-type="string">
            <text:p>12.93 births/1,000 population (2014 est.) </text:p>
          </table:table-cell>
          <table:table-cell table:formula="of:=MID([.B155]; 1; FIND(&quot; &quot;; [.B155]))" office:value-type="string" office:string-value="12.93 " calcext:value-type="string">
            <text:p>12.9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1; FIND(&quot; &quot;; [.B15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m.html" xlink:type="simple">Germany</text:a> </text:p>
          </table:table-cell>
          <table:table-cell table:style-name="ce3" office:value-type="string" calcext:value-type="string">
            <text:p>8.42 births/1,000 population (2014 est.) </text:p>
          </table:table-cell>
          <table:table-cell table:formula="of:=MID([.B157]; 1; FIND(&quot; &quot;; [.B157]))" office:value-type="string" office:string-value="8.42 " calcext:value-type="string">
            <text:p>8.4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1; FIND(&quot; &quot;; [.B15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h.html" xlink:type="simple">Ghana</text:a> </text:p>
          </table:table-cell>
          <table:table-cell table:style-name="ce3" office:value-type="string" calcext:value-type="string">
            <text:p>31.4 births/1,000 population (2014 est.) </text:p>
          </table:table-cell>
          <table:table-cell table:formula="of:=MID([.B159]; 1; FIND(&quot; &quot;; [.B159]))" office:value-type="string" office:string-value="31.4 " calcext:value-type="string">
            <text:p>31.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1; FIND(&quot; &quot;; [.B16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i.html" xlink:type="simple">Gibraltar</text:a> </text:p>
          </table:table-cell>
          <table:table-cell table:style-name="ce3" office:value-type="string" calcext:value-type="string">
            <text:p>14.15 births/1,000 population (2014 est.) </text:p>
          </table:table-cell>
          <table:table-cell table:formula="of:=MID([.B161]; 1; FIND(&quot; &quot;; [.B161]))" office:value-type="string" office:string-value="14.15 " calcext:value-type="string">
            <text:p>14.1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1; FIND(&quot; &quot;; [.B16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r.html" xlink:type="simple">Greece</text:a> </text:p>
          </table:table-cell>
          <table:table-cell table:style-name="ce3" office:value-type="string" calcext:value-type="string">
            <text:p>8.8 births/1,000 population (2014 est.) </text:p>
          </table:table-cell>
          <table:table-cell table:formula="of:=MID([.B163]; 1; FIND(&quot; &quot;; [.B163]))" office:value-type="string" office:string-value="8.8 " calcext:value-type="string">
            <text:p>8.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1; FIND(&quot; &quot;; [.B16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l.html" xlink:type="simple">Greenland</text:a> </text:p>
          </table:table-cell>
          <table:table-cell table:style-name="ce3" office:value-type="string" calcext:value-type="string">
            <text:p>14.53 births/1,000 population (2014 est.) </text:p>
          </table:table-cell>
          <table:table-cell table:formula="of:=MID([.B165]; 1; FIND(&quot; &quot;; [.B165]))" office:value-type="string" office:string-value="14.53 " calcext:value-type="string">
            <text:p>14.5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1; FIND(&quot; &quot;; [.B16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j.html" xlink:type="simple">Grenada</text:a> </text:p>
          </table:table-cell>
          <table:table-cell table:style-name="ce3" office:value-type="string" calcext:value-type="string">
            <text:p>16.3 births/1,000 population (2014 est.) </text:p>
          </table:table-cell>
          <table:table-cell table:formula="of:=MID([.B167]; 1; FIND(&quot; &quot;; [.B167]))" office:value-type="string" office:string-value="16.3 " calcext:value-type="string">
            <text:p>16.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1; FIND(&quot; &quot;; [.B16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q.html" xlink:type="simple">Guam</text:a> </text:p>
          </table:table-cell>
          <table:table-cell table:style-name="ce3" office:value-type="string" calcext:value-type="string">
            <text:p>17.01 births/1,000 population (2014 est.) </text:p>
          </table:table-cell>
          <table:table-cell table:formula="of:=MID([.B169]; 1; FIND(&quot; &quot;; [.B169]))" office:value-type="string" office:string-value="17.01 " calcext:value-type="string">
            <text:p>17.0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1; FIND(&quot; &quot;; [.B17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t.html" xlink:type="simple">Guatemala</text:a> </text:p>
          </table:table-cell>
          <table:table-cell table:style-name="ce3" office:value-type="string" calcext:value-type="string">
            <text:p>25.46 births/1,000 population (2014 est.) </text:p>
          </table:table-cell>
          <table:table-cell table:formula="of:=MID([.B171]; 1; FIND(&quot; &quot;; [.B171]))" office:value-type="string" office:string-value="25.46 " calcext:value-type="string">
            <text:p>25.4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1; FIND(&quot; &quot;; [.B17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k.html" xlink:type="simple">Guernsey</text:a> </text:p>
          </table:table-cell>
          <table:table-cell table:style-name="ce3" office:value-type="string" calcext:value-type="string">
            <text:p>9.89 births/1,000 population (2014 est.) </text:p>
          </table:table-cell>
          <table:table-cell table:formula="of:=MID([.B173]; 1; FIND(&quot; &quot;; [.B173]))" office:value-type="string" office:string-value="9.89 " calcext:value-type="string">
            <text:p>9.8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1; FIND(&quot; &quot;; [.B17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v.html" xlink:type="simple">Guinea</text:a> </text:p>
          </table:table-cell>
          <table:table-cell table:style-name="ce3" office:value-type="string" calcext:value-type="string">
            <text:p>36.02 births/1,000 population (2014 est.) </text:p>
          </table:table-cell>
          <table:table-cell table:formula="of:=MID([.B175]; 1; FIND(&quot; &quot;; [.B175]))" office:value-type="string" office:string-value="36.02 " calcext:value-type="string">
            <text:p>36.0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1; FIND(&quot; &quot;; [.B17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u.html" xlink:type="simple">Guinea-Bissau</text:a> </text:p>
          </table:table-cell>
          <table:table-cell table:style-name="ce3" office:value-type="string" calcext:value-type="string">
            <text:p>33.83 births/1,000 population (2014 est.) </text:p>
          </table:table-cell>
          <table:table-cell table:formula="of:=MID([.B177]; 1; FIND(&quot; &quot;; [.B177]))" office:value-type="string" office:string-value="33.83 " calcext:value-type="string">
            <text:p>33.8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1; FIND(&quot; &quot;; [.B17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y.html" xlink:type="simple">Guyana</text:a> </text:p>
          </table:table-cell>
          <table:table-cell table:style-name="ce3" office:value-type="string" calcext:value-type="string">
            <text:p>15.9 births/1,000 population (2014 est.) </text:p>
          </table:table-cell>
          <table:table-cell table:formula="of:=MID([.B179]; 1; FIND(&quot; &quot;; [.B179]))" office:value-type="string" office:string-value="15.9 " calcext:value-type="string">
            <text:p>15.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1; FIND(&quot; &quot;; [.B18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ha.html" xlink:type="simple">Haiti</text:a> </text:p>
          </table:table-cell>
          <table:table-cell table:style-name="ce3" office:value-type="string" calcext:value-type="string">
            <text:p>22.83 births/1,000 population (2014 est.) </text:p>
          </table:table-cell>
          <table:table-cell table:formula="of:=MID([.B181]; 1; FIND(&quot; &quot;; [.B181]))" office:value-type="string" office:string-value="22.83 " calcext:value-type="string">
            <text:p>22.8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1; FIND(&quot; &quot;; [.B18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ho.html" xlink:type="simple">Honduras</text:a> </text:p>
          </table:table-cell>
          <table:table-cell table:style-name="ce3" office:value-type="string" calcext:value-type="string">
            <text:p>23.66 births/1,000 population (2014 est.) </text:p>
          </table:table-cell>
          <table:table-cell table:formula="of:=MID([.B183]; 1; FIND(&quot; &quot;; [.B183]))" office:value-type="string" office:string-value="23.66 " calcext:value-type="string">
            <text:p>23.6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1; FIND(&quot; &quot;; [.B18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hk.html" xlink:type="simple">Hong Kong</text:a> </text:p>
          </table:table-cell>
          <table:table-cell table:style-name="ce3" office:value-type="string" calcext:value-type="string">
            <text:p>9.38 births/1,000 population (2014 est.) </text:p>
          </table:table-cell>
          <table:table-cell table:formula="of:=MID([.B185]; 1; FIND(&quot; &quot;; [.B185]))" office:value-type="string" office:string-value="9.38 " calcext:value-type="string">
            <text:p>9.3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1; FIND(&quot; &quot;; [.B18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hu.html" xlink:type="simple">Hungary</text:a> </text:p>
          </table:table-cell>
          <table:table-cell table:style-name="ce3" office:value-type="string" calcext:value-type="string">
            <text:p>9.26 births/1,000 population (2014 est.) </text:p>
          </table:table-cell>
          <table:table-cell table:formula="of:=MID([.B187]; 1; FIND(&quot; &quot;; [.B187]))" office:value-type="string" office:string-value="9.26 " calcext:value-type="string">
            <text:p>9.2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1; FIND(&quot; &quot;; [.B18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c.html" xlink:type="simple">Iceland</text:a> </text:p>
          </table:table-cell>
          <table:table-cell table:style-name="ce3" office:value-type="string" calcext:value-type="string">
            <text:p>13.09 births/1,000 population (2014 est.) </text:p>
          </table:table-cell>
          <table:table-cell table:formula="of:=MID([.B189]; 1; FIND(&quot; &quot;; [.B189]))" office:value-type="string" office:string-value="13.09 " calcext:value-type="string">
            <text:p>13.0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1; FIND(&quot; &quot;; [.B19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n.html" xlink:type="simple">India</text:a> </text:p>
          </table:table-cell>
          <table:table-cell table:style-name="ce3" office:value-type="string" calcext:value-type="string">
            <text:p>19.89 births/1,000 population (2014 est.) </text:p>
          </table:table-cell>
          <table:table-cell table:formula="of:=MID([.B191]; 1; FIND(&quot; &quot;; [.B191]))" office:value-type="string" office:string-value="19.89 " calcext:value-type="string">
            <text:p>19.8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1; FIND(&quot; &quot;; [.B19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d.html" xlink:type="simple">Indonesia</text:a> </text:p>
          </table:table-cell>
          <table:table-cell table:style-name="ce3" office:value-type="string" calcext:value-type="string">
            <text:p>17.04 births/1,000 population (2014 est.) </text:p>
          </table:table-cell>
          <table:table-cell table:formula="of:=MID([.B193]; 1; FIND(&quot; &quot;; [.B193]))" office:value-type="string" office:string-value="17.04 " calcext:value-type="string">
            <text:p>17.0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1; FIND(&quot; &quot;; [.B19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r.html" xlink:type="simple">Iran</text:a> </text:p>
          </table:table-cell>
          <table:table-cell table:style-name="ce3" office:value-type="string" calcext:value-type="string">
            <text:p>18.23 births/1,000 population (2014 est.) </text:p>
          </table:table-cell>
          <table:table-cell table:formula="of:=MID([.B195]; 1; FIND(&quot; &quot;; [.B195]))" office:value-type="string" office:string-value="18.23 " calcext:value-type="string">
            <text:p>18.2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1; FIND(&quot; &quot;; [.B19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z.html" xlink:type="simple">Iraq</text:a> </text:p>
          </table:table-cell>
          <table:table-cell table:style-name="ce3" office:value-type="string" calcext:value-type="string">
            <text:p>26.85 births/1,000 population (2014 est.) </text:p>
          </table:table-cell>
          <table:table-cell table:formula="of:=MID([.B197]; 1; FIND(&quot; &quot;; [.B197]))" office:value-type="string" office:string-value="26.85 " calcext:value-type="string">
            <text:p>26.8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1; FIND(&quot; &quot;; [.B19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ei.html" xlink:type="simple">Ireland</text:a> </text:p>
          </table:table-cell>
          <table:table-cell table:style-name="ce3" office:value-type="string" calcext:value-type="string">
            <text:p>15.18 births/1,000 population (2014 est.) </text:p>
          </table:table-cell>
          <table:table-cell table:formula="of:=MID([.B199]; 1; FIND(&quot; &quot;; [.B199]))" office:value-type="string" office:string-value="15.18 " calcext:value-type="string">
            <text:p>15.1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1; FIND(&quot; &quot;; [.B20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m.html" xlink:type="simple">Isle of Man</text:a> </text:p>
          </table:table-cell>
          <table:table-cell table:style-name="ce3" office:value-type="string" calcext:value-type="string">
            <text:p>11.17 births/1,000 population (2014 est.) </text:p>
          </table:table-cell>
          <table:table-cell table:formula="of:=MID([.B201]; 1; FIND(&quot; &quot;; [.B201]))" office:value-type="string" office:string-value="11.17 " calcext:value-type="string">
            <text:p>11.1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1; FIND(&quot; &quot;; [.B20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s.html" xlink:type="simple">Israel</text:a> </text:p>
          </table:table-cell>
          <table:table-cell table:style-name="ce3" office:value-type="string" calcext:value-type="string">
            <text:p>18.44 births/1,000 population (2014 est.) </text:p>
          </table:table-cell>
          <table:table-cell table:formula="of:=MID([.B203]; 1; FIND(&quot; &quot;; [.B203]))" office:value-type="string" office:string-value="18.44 " calcext:value-type="string">
            <text:p>18.4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1; FIND(&quot; &quot;; [.B20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it.html" xlink:type="simple">Italy</text:a> </text:p>
          </table:table-cell>
          <table:table-cell table:style-name="ce3" office:value-type="string" calcext:value-type="string">
            <text:p>8.84 births/1,000 population (2014 est.) </text:p>
          </table:table-cell>
          <table:table-cell table:formula="of:=MID([.B205]; 1; FIND(&quot; &quot;; [.B205]))" office:value-type="string" office:string-value="8.84 " calcext:value-type="string">
            <text:p>8.8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1; FIND(&quot; &quot;; [.B20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jm.html" xlink:type="simple">Jamaica</text:a> </text:p>
          </table:table-cell>
          <table:table-cell table:style-name="ce3" office:value-type="string" calcext:value-type="string">
            <text:p>18.41 births/1,000 population (2014 est.) </text:p>
          </table:table-cell>
          <table:table-cell table:formula="of:=MID([.B207]; 1; FIND(&quot; &quot;; [.B207]))" office:value-type="string" office:string-value="18.41 " calcext:value-type="string">
            <text:p>18.4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1; FIND(&quot; &quot;; [.B20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ja.html" xlink:type="simple">Japan</text:a> </text:p>
          </table:table-cell>
          <table:table-cell table:style-name="ce3" office:value-type="string" calcext:value-type="string">
            <text:p>8.07 births/1,000 population (2014 est.) </text:p>
          </table:table-cell>
          <table:table-cell table:formula="of:=MID([.B209]; 1; FIND(&quot; &quot;; [.B209]))" office:value-type="string" office:string-value="8.07 " calcext:value-type="string">
            <text:p>8.0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1; FIND(&quot; &quot;; [.B21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je.html" xlink:type="simple">Jersey</text:a> </text:p>
          </table:table-cell>
          <table:table-cell table:style-name="ce3" office:value-type="string" calcext:value-type="string">
            <text:p>11.65 births/1,000 population (2014 est.) </text:p>
          </table:table-cell>
          <table:table-cell table:formula="of:=MID([.B211]; 1; FIND(&quot; &quot;; [.B211]))" office:value-type="string" office:string-value="11.65 " calcext:value-type="string">
            <text:p>11.6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1; FIND(&quot; &quot;; [.B21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jo.html" xlink:type="simple">Jordan</text:a> </text:p>
          </table:table-cell>
          <table:table-cell table:style-name="ce3" office:value-type="string" calcext:value-type="string">
            <text:p>25.23 births/1,000 population (2014 est.) </text:p>
          </table:table-cell>
          <table:table-cell table:formula="of:=MID([.B213]; 1; FIND(&quot; &quot;; [.B213]))" office:value-type="string" office:string-value="25.23 " calcext:value-type="string">
            <text:p>25.2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1; FIND(&quot; &quot;; [.B21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kz.html" xlink:type="simple">Kazakhstan</text:a> </text:p>
          </table:table-cell>
          <table:table-cell table:style-name="ce3" office:value-type="string" calcext:value-type="string">
            <text:p>19.61 births/1,000 population (2014 est.) </text:p>
          </table:table-cell>
          <table:table-cell table:formula="of:=MID([.B215]; 1; FIND(&quot; &quot;; [.B215]))" office:value-type="string" office:string-value="19.61 " calcext:value-type="string">
            <text:p>19.6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1; FIND(&quot; &quot;; [.B21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ke.html" xlink:type="simple">Kenya</text:a> </text:p>
          </table:table-cell>
          <table:table-cell table:style-name="ce3" office:value-type="string" calcext:value-type="string">
            <text:p>28.27 births/1,000 population (2014 est.) </text:p>
          </table:table-cell>
          <table:table-cell table:formula="of:=MID([.B217]; 1; FIND(&quot; &quot;; [.B217]))" office:value-type="string" office:string-value="28.27 " calcext:value-type="string">
            <text:p>28.2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1; FIND(&quot; &quot;; [.B21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kr.html" xlink:type="simple">Kiribati</text:a> </text:p>
          </table:table-cell>
          <table:table-cell table:style-name="ce3" office:value-type="string" calcext:value-type="string">
            <text:p>21.85 births/1,000 population (2014 est.) </text:p>
          </table:table-cell>
          <table:table-cell table:formula="of:=MID([.B219]; 1; FIND(&quot; &quot;; [.B219]))" office:value-type="string" office:string-value="21.85 " calcext:value-type="string">
            <text:p>21.8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1; FIND(&quot; &quot;; [.B22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kn.html" xlink:type="simple">Korea, North</text:a> </text:p>
          </table:table-cell>
          <table:table-cell table:style-name="ce3" office:value-type="string" calcext:value-type="string">
            <text:p>14.51 births/1,000 population (2014 est.) </text:p>
          </table:table-cell>
          <table:table-cell table:formula="of:=MID([.B221]; 1; FIND(&quot; &quot;; [.B221]))" office:value-type="string" office:string-value="14.51 " calcext:value-type="string">
            <text:p>14.5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1; FIND(&quot; &quot;; [.B22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ks.html" xlink:type="simple">Korea, South</text:a> </text:p>
          </table:table-cell>
          <table:table-cell table:style-name="ce3" office:value-type="string" calcext:value-type="string">
            <text:p>8.26 births/1,000 population (2014 est.) </text:p>
          </table:table-cell>
          <table:table-cell table:formula="of:=MID([.B223]; 1; FIND(&quot; &quot;; [.B223]))" office:value-type="string" office:string-value="8.26 " calcext:value-type="string">
            <text:p>8.2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1; FIND(&quot; &quot;; [.B22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ku.html" xlink:type="simple">Kuwait</text:a> </text:p>
          </table:table-cell>
          <table:table-cell table:style-name="ce3" office:value-type="string" calcext:value-type="string">
            <text:p>20.26 births/1,000 population (2014 est.) </text:p>
          </table:table-cell>
          <table:table-cell table:formula="of:=MID([.B225]; 1; FIND(&quot; &quot;; [.B225]))" office:value-type="string" office:string-value="20.26 " calcext:value-type="string">
            <text:p>20.2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1; FIND(&quot; &quot;; [.B22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kg.html" xlink:type="simple">Kyrgyzstan</text:a> </text:p>
          </table:table-cell>
          <table:table-cell table:style-name="ce3" office:value-type="string" calcext:value-type="string">
            <text:p>23.33 births/1,000 population (2014 est.) </text:p>
          </table:table-cell>
          <table:table-cell table:formula="of:=MID([.B227]; 1; FIND(&quot; &quot;; [.B227]))" office:value-type="string" office:string-value="23.33 " calcext:value-type="string">
            <text:p>23.3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1; FIND(&quot; &quot;; [.B22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a.html" xlink:type="simple">Laos</text:a> </text:p>
          </table:table-cell>
          <table:table-cell table:style-name="ce3" office:value-type="string" calcext:value-type="string">
            <text:p>24.76 births/1,000 population (2014 est.) </text:p>
          </table:table-cell>
          <table:table-cell table:formula="of:=MID([.B229]; 1; FIND(&quot; &quot;; [.B229]))" office:value-type="string" office:string-value="24.76 " calcext:value-type="string">
            <text:p>24.7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1; FIND(&quot; &quot;; [.B23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g.html" xlink:type="simple">Latvia</text:a> </text:p>
          </table:table-cell>
          <table:table-cell table:style-name="ce3" office:value-type="string" calcext:value-type="string">
            <text:p>9.79 births/1,000 population (2014 est.) </text:p>
          </table:table-cell>
          <table:table-cell table:formula="of:=MID([.B231]; 1; FIND(&quot; &quot;; [.B231]))" office:value-type="string" office:string-value="9.79 " calcext:value-type="string">
            <text:p>9.7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1; FIND(&quot; &quot;; [.B23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e.html" xlink:type="simple">Lebanon</text:a> </text:p>
          </table:table-cell>
          <table:table-cell table:style-name="ce3" office:value-type="string" calcext:value-type="string">
            <text:p>14.8 births/1,000 population (2014 est.) </text:p>
          </table:table-cell>
          <table:table-cell table:formula="of:=MID([.B233]; 1; FIND(&quot; &quot;; [.B233]))" office:value-type="string" office:string-value="14.8 " calcext:value-type="string">
            <text:p>14.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1; FIND(&quot; &quot;; [.B23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t.html" xlink:type="simple">Lesotho</text:a> </text:p>
          </table:table-cell>
          <table:table-cell table:style-name="ce3" office:value-type="string" calcext:value-type="string">
            <text:p>25.92 births/1,000 population (2014 est.) </text:p>
          </table:table-cell>
          <table:table-cell table:formula="of:=MID([.B235]; 1; FIND(&quot; &quot;; [.B235]))" office:value-type="string" office:string-value="25.92 " calcext:value-type="string">
            <text:p>25.9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1; FIND(&quot; &quot;; [.B23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i.html" xlink:type="simple">Liberia</text:a> </text:p>
          </table:table-cell>
          <table:table-cell table:style-name="ce3" office:value-type="string" calcext:value-type="string">
            <text:p>35.07 births/1,000 population (2014 est.) </text:p>
          </table:table-cell>
          <table:table-cell table:formula="of:=MID([.B237]; 1; FIND(&quot; &quot;; [.B237]))" office:value-type="string" office:string-value="35.07 " calcext:value-type="string">
            <text:p>35.0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1; FIND(&quot; &quot;; [.B23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y.html" xlink:type="simple">Libya</text:a> </text:p>
          </table:table-cell>
          <table:table-cell table:style-name="ce3" office:value-type="string" calcext:value-type="string">
            <text:p>18.4 births/1,000 population (2014 est.) </text:p>
          </table:table-cell>
          <table:table-cell table:formula="of:=MID([.B239]; 1; FIND(&quot; &quot;; [.B239]))" office:value-type="string" office:string-value="18.4 " calcext:value-type="string">
            <text:p>18.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1; FIND(&quot; &quot;; [.B24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s.html" xlink:type="simple">Liechtenstein</text:a> </text:p>
          </table:table-cell>
          <table:table-cell table:style-name="ce3" office:value-type="string" calcext:value-type="string">
            <text:p>10.53 births/1,000 population (2014 est.) </text:p>
          </table:table-cell>
          <table:table-cell table:formula="of:=MID([.B241]; 1; FIND(&quot; &quot;; [.B241]))" office:value-type="string" office:string-value="10.53 " calcext:value-type="string">
            <text:p>10.5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1; FIND(&quot; &quot;; [.B24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h.html" xlink:type="simple">Lithuania</text:a> </text:p>
          </table:table-cell>
          <table:table-cell table:style-name="ce3" office:value-type="string" calcext:value-type="string">
            <text:p>9.36 births/1,000 population (2014 est.) </text:p>
          </table:table-cell>
          <table:table-cell table:formula="of:=MID([.B243]; 1; FIND(&quot; &quot;; [.B243]))" office:value-type="string" office:string-value="9.36 " calcext:value-type="string">
            <text:p>9.3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1; FIND(&quot; &quot;; [.B24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u.html" xlink:type="simple">Luxembourg</text:a> </text:p>
          </table:table-cell>
          <table:table-cell table:style-name="ce3" office:value-type="string" calcext:value-type="string">
            <text:p>11.75 births/1,000 population (2014 est.) </text:p>
          </table:table-cell>
          <table:table-cell table:formula="of:=MID([.B245]; 1; FIND(&quot; &quot;; [.B245]))" office:value-type="string" office:string-value="11.75 " calcext:value-type="string">
            <text:p>11.7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1; FIND(&quot; &quot;; [.B24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c.html" xlink:type="simple">Macau</text:a> </text:p>
          </table:table-cell>
          <table:table-cell table:style-name="ce3" office:value-type="string" calcext:value-type="string">
            <text:p>8.98 births/1,000 population (2014 est.) </text:p>
          </table:table-cell>
          <table:table-cell table:formula="of:=MID([.B247]; 1; FIND(&quot; &quot;; [.B247]))" office:value-type="string" office:string-value="8.98 " calcext:value-type="string">
            <text:p>8.9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1; FIND(&quot; &quot;; [.B24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k.html" xlink:type="simple">Macedonia</text:a> </text:p>
          </table:table-cell>
          <table:table-cell table:style-name="ce3" office:value-type="string" calcext:value-type="string">
            <text:p>11.64 births/1,000 population (2014 est.) </text:p>
          </table:table-cell>
          <table:table-cell table:formula="of:=MID([.B249]; 1; FIND(&quot; &quot;; [.B249]))" office:value-type="string" office:string-value="11.64 " calcext:value-type="string">
            <text:p>11.6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1; FIND(&quot; &quot;; [.B25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a.html" xlink:type="simple">Madagascar</text:a> </text:p>
          </table:table-cell>
          <table:table-cell table:style-name="ce3" office:value-type="string" calcext:value-type="string">
            <text:p>33.12 births/1,000 population (2014 est.) </text:p>
          </table:table-cell>
          <table:table-cell table:formula="of:=MID([.B251]; 1; FIND(&quot; &quot;; [.B251]))" office:value-type="string" office:string-value="33.12 " calcext:value-type="string">
            <text:p>33.1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1; FIND(&quot; &quot;; [.B25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i.html" xlink:type="simple">Malawi</text:a> </text:p>
          </table:table-cell>
          <table:table-cell table:style-name="ce3" office:value-type="string" calcext:value-type="string">
            <text:p>41.8 births/1,000 population (2014 est.) </text:p>
          </table:table-cell>
          <table:table-cell table:formula="of:=MID([.B253]; 1; FIND(&quot; &quot;; [.B253]))" office:value-type="string" office:string-value="41.8 " calcext:value-type="string">
            <text:p>41.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1; FIND(&quot; &quot;; [.B25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y.html" xlink:type="simple">Malaysia</text:a> </text:p>
          </table:table-cell>
          <table:table-cell table:style-name="ce3" office:value-type="string" calcext:value-type="string">
            <text:p>20.06 births/1,000 population (2014 est.) </text:p>
          </table:table-cell>
          <table:table-cell table:formula="of:=MID([.B255]; 1; FIND(&quot; &quot;; [.B255]))" office:value-type="string" office:string-value="20.06 " calcext:value-type="string">
            <text:p>20.0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1; FIND(&quot; &quot;; [.B25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v.html" xlink:type="simple">Maldives</text:a> </text:p>
          </table:table-cell>
          <table:table-cell table:style-name="ce3" office:value-type="string" calcext:value-type="string">
            <text:p>15.59 births/1,000 population (2014 est.) </text:p>
          </table:table-cell>
          <table:table-cell table:formula="of:=MID([.B257]; 1; FIND(&quot; &quot;; [.B257]))" office:value-type="string" office:string-value="15.59 " calcext:value-type="string">
            <text:p>15.5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1; FIND(&quot; &quot;; [.B25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l.html" xlink:type="simple">Mali</text:a> </text:p>
          </table:table-cell>
          <table:table-cell table:style-name="ce3" office:value-type="string" calcext:value-type="string">
            <text:p>45.53 births/1,000 population (2014 est.) </text:p>
          </table:table-cell>
          <table:table-cell table:formula="of:=MID([.B259]; 1; FIND(&quot; &quot;; [.B259]))" office:value-type="string" office:string-value="45.53 " calcext:value-type="string">
            <text:p>45.5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1; FIND(&quot; &quot;; [.B26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t.html" xlink:type="simple">Malta</text:a> </text:p>
          </table:table-cell>
          <table:table-cell table:style-name="ce3" office:value-type="string" calcext:value-type="string">
            <text:p>10.24 births/1,000 population (2014 est.) </text:p>
          </table:table-cell>
          <table:table-cell table:formula="of:=MID([.B261]; 1; FIND(&quot; &quot;; [.B261]))" office:value-type="string" office:string-value="10.24 " calcext:value-type="string">
            <text:p>10.2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1; FIND(&quot; &quot;; [.B26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rm.html" xlink:type="simple">Marshall Islands</text:a> </text:p>
          </table:table-cell>
          <table:table-cell table:style-name="ce3" office:value-type="string" calcext:value-type="string">
            <text:p>26.36 births/1,000 population (2014 est.) </text:p>
          </table:table-cell>
          <table:table-cell table:formula="of:=MID([.B263]; 1; FIND(&quot; &quot;; [.B263]))" office:value-type="string" office:string-value="26.36 " calcext:value-type="string">
            <text:p>26.3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1; FIND(&quot; &quot;; [.B26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r.html" xlink:type="simple">Mauritania</text:a> </text:p>
          </table:table-cell>
          <table:table-cell table:style-name="ce3" office:value-type="string" calcext:value-type="string">
            <text:p>31.83 births/1,000 population (2014 est.) </text:p>
          </table:table-cell>
          <table:table-cell table:formula="of:=MID([.B265]; 1; FIND(&quot; &quot;; [.B265]))" office:value-type="string" office:string-value="31.83 " calcext:value-type="string">
            <text:p>31.8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1; FIND(&quot; &quot;; [.B26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p.html" xlink:type="simple">Mauritius</text:a> </text:p>
          </table:table-cell>
          <table:table-cell table:style-name="ce3" office:value-type="string" calcext:value-type="string">
            <text:p>13.46 births/1,000 population (2014 est.) </text:p>
          </table:table-cell>
          <table:table-cell table:formula="of:=MID([.B267]; 1; FIND(&quot; &quot;; [.B267]))" office:value-type="string" office:string-value="13.46 " calcext:value-type="string">
            <text:p>13.4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1; FIND(&quot; &quot;; [.B26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x.html" xlink:type="simple">Mexico</text:a> </text:p>
          </table:table-cell>
          <table:table-cell table:style-name="ce3" office:value-type="string" calcext:value-type="string">
            <text:p>19.02 births/1,000 population (2014 est.) </text:p>
          </table:table-cell>
          <table:table-cell table:formula="of:=MID([.B269]; 1; FIND(&quot; &quot;; [.B269]))" office:value-type="string" office:string-value="19.02 " calcext:value-type="string">
            <text:p>19.0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1; FIND(&quot; &quot;; [.B27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fm.html" xlink:type="simple">Micronesia, Federated States of</text:a> </text:p>
          </table:table-cell>
          <table:table-cell table:style-name="ce3" office:value-type="string" calcext:value-type="string">
            <text:p>20.97 births/1,000 population (2014 est.) </text:p>
          </table:table-cell>
          <table:table-cell table:formula="of:=MID([.B271]; 1; FIND(&quot; &quot;; [.B271]))" office:value-type="string" office:string-value="20.97 " calcext:value-type="string">
            <text:p>20.9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1; FIND(&quot; &quot;; [.B27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d.html" xlink:type="simple">Moldova</text:a> </text:p>
          </table:table-cell>
          <table:table-cell table:style-name="ce3" office:value-type="string" calcext:value-type="string">
            <text:p>12.21 births/1,000 population (2014 est.) </text:p>
          </table:table-cell>
          <table:table-cell table:formula="of:=MID([.B273]; 1; FIND(&quot; &quot;; [.B273]))" office:value-type="string" office:string-value="12.21 " calcext:value-type="string">
            <text:p>12.2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1; FIND(&quot; &quot;; [.B27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n.html" xlink:type="simple">Monaco</text:a> </text:p>
          </table:table-cell>
          <table:table-cell table:style-name="ce3" office:value-type="string" calcext:value-type="string">
            <text:p>6.72 births/1,000 population (2014 est.) </text:p>
          </table:table-cell>
          <table:table-cell table:formula="of:=MID([.B275]; 1; FIND(&quot; &quot;; [.B275]))" office:value-type="string" office:string-value="6.72 " calcext:value-type="string">
            <text:p>6.7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1; FIND(&quot; &quot;; [.B27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g.html" xlink:type="simple">Mongolia</text:a> </text:p>
          </table:table-cell>
          <table:table-cell table:style-name="ce3" office:value-type="string" calcext:value-type="string">
            <text:p>20.88 births/1,000 population (2014 est.) </text:p>
          </table:table-cell>
          <table:table-cell table:formula="of:=MID([.B277]; 1; FIND(&quot; &quot;; [.B277]))" office:value-type="string" office:string-value="20.88 " calcext:value-type="string">
            <text:p>20.8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1; FIND(&quot; &quot;; [.B27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j.html" xlink:type="simple">Montenegro</text:a> </text:p>
          </table:table-cell>
          <table:table-cell table:style-name="ce3" office:value-type="string" calcext:value-type="string">
            <text:p>10.59 births/1,000 population (2014 est.) </text:p>
          </table:table-cell>
          <table:table-cell table:formula="of:=MID([.B279]; 1; FIND(&quot; &quot;; [.B279]))" office:value-type="string" office:string-value="10.59 " calcext:value-type="string">
            <text:p>10.5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1; FIND(&quot; &quot;; [.B28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h.html" xlink:type="simple">Montserrat</text:a> </text:p>
          </table:table-cell>
          <table:table-cell table:style-name="ce3" office:value-type="string" calcext:value-type="string">
            <text:p>11.31 births/1,000 population (2014 est.) </text:p>
          </table:table-cell>
          <table:table-cell table:formula="of:=MID([.B281]; 1; FIND(&quot; &quot;; [.B281]))" office:value-type="string" office:string-value="11.31 " calcext:value-type="string">
            <text:p>11.3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1; FIND(&quot; &quot;; [.B28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o.html" xlink:type="simple">Morocco</text:a> </text:p>
          </table:table-cell>
          <table:table-cell table:style-name="ce3" office:value-type="string" calcext:value-type="string">
            <text:p>18.47 births/1,000 population (2014 est.) </text:p>
          </table:table-cell>
          <table:table-cell table:formula="of:=MID([.B283]; 1; FIND(&quot; &quot;; [.B283]))" office:value-type="string" office:string-value="18.47 " calcext:value-type="string">
            <text:p>18.4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1; FIND(&quot; &quot;; [.B28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z.html" xlink:type="simple">Mozambique</text:a> </text:p>
          </table:table-cell>
          <table:table-cell table:style-name="ce3" office:value-type="string" calcext:value-type="string">
            <text:p>38.83 births/1,000 population (2014 est.) </text:p>
          </table:table-cell>
          <table:table-cell table:formula="of:=MID([.B285]; 1; FIND(&quot; &quot;; [.B285]))" office:value-type="string" office:string-value="38.83 " calcext:value-type="string">
            <text:p>38.8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6]; 1; FIND(&quot; &quot;; [.B28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wa.html" xlink:type="simple">Namibia</text:a> </text:p>
          </table:table-cell>
          <table:table-cell table:style-name="ce3" office:value-type="string" calcext:value-type="string">
            <text:p>20.28 births/1,000 population (2014 est.) </text:p>
          </table:table-cell>
          <table:table-cell table:formula="of:=MID([.B287]; 1; FIND(&quot; &quot;; [.B287]))" office:value-type="string" office:string-value="20.28 " calcext:value-type="string">
            <text:p>20.2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8]; 1; FIND(&quot; &quot;; [.B28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r.html" xlink:type="simple">Nauru</text:a> </text:p>
          </table:table-cell>
          <table:table-cell table:style-name="ce3" office:value-type="string" calcext:value-type="string">
            <text:p>25.61 births/1,000 population (2014 est.) </text:p>
          </table:table-cell>
          <table:table-cell table:formula="of:=MID([.B289]; 1; FIND(&quot; &quot;; [.B289]))" office:value-type="string" office:string-value="25.61 " calcext:value-type="string">
            <text:p>25.6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0]; 1; FIND(&quot; &quot;; [.B29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p.html" xlink:type="simple">Nepal</text:a> </text:p>
          </table:table-cell>
          <table:table-cell table:style-name="ce3" office:value-type="string" calcext:value-type="string">
            <text:p>21.07 births/1,000 population (2014 est.) </text:p>
          </table:table-cell>
          <table:table-cell table:formula="of:=MID([.B291]; 1; FIND(&quot; &quot;; [.B291]))" office:value-type="string" office:string-value="21.07 " calcext:value-type="string">
            <text:p>21.0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2]; 1; FIND(&quot; &quot;; [.B29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l.html" xlink:type="simple">Netherlands</text:a> </text:p>
          </table:table-cell>
          <table:table-cell table:style-name="ce3" office:value-type="string" calcext:value-type="string">
            <text:p>10.83 births/1,000 population (2014 est.) </text:p>
          </table:table-cell>
          <table:table-cell table:formula="of:=MID([.B293]; 1; FIND(&quot; &quot;; [.B293]))" office:value-type="string" office:string-value="10.83 " calcext:value-type="string">
            <text:p>10.8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4]; 1; FIND(&quot; &quot;; [.B29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c.html" xlink:type="simple">New Caledonia</text:a> </text:p>
          </table:table-cell>
          <table:table-cell table:style-name="ce3" office:value-type="string" calcext:value-type="string">
            <text:p>15.57 births/1,000 population (2014 est.) </text:p>
          </table:table-cell>
          <table:table-cell table:formula="of:=MID([.B295]; 1; FIND(&quot; &quot;; [.B295]))" office:value-type="string" office:string-value="15.57 " calcext:value-type="string">
            <text:p>15.5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6]; 1; FIND(&quot; &quot;; [.B29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z.html" xlink:type="simple">New Zealand</text:a> </text:p>
          </table:table-cell>
          <table:table-cell table:style-name="ce3" office:value-type="string" calcext:value-type="string">
            <text:p>13.4 births/1,000 population (2014 est.) </text:p>
          </table:table-cell>
          <table:table-cell table:formula="of:=MID([.B297]; 1; FIND(&quot; &quot;; [.B297]))" office:value-type="string" office:string-value="13.4 " calcext:value-type="string">
            <text:p>13.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8]; 1; FIND(&quot; &quot;; [.B29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u.html" xlink:type="simple">Nicaragua</text:a> </text:p>
          </table:table-cell>
          <table:table-cell table:style-name="ce3" office:value-type="string" calcext:value-type="string">
            <text:p>18.41 births/1,000 population (2014 est.) </text:p>
          </table:table-cell>
          <table:table-cell table:formula="of:=MID([.B299]; 1; FIND(&quot; &quot;; [.B299]))" office:value-type="string" office:string-value="18.41 " calcext:value-type="string">
            <text:p>18.4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0]; 1; FIND(&quot; &quot;; [.B30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g.html" xlink:type="simple">Niger</text:a> </text:p>
          </table:table-cell>
          <table:table-cell table:style-name="ce3" office:value-type="string" calcext:value-type="string">
            <text:p>46.12 births/1,000 population (2014 est.) </text:p>
          </table:table-cell>
          <table:table-cell table:formula="of:=MID([.B301]; 1; FIND(&quot; &quot;; [.B301]))" office:value-type="string" office:string-value="46.12 " calcext:value-type="string">
            <text:p>46.1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2]; 1; FIND(&quot; &quot;; [.B30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i.html" xlink:type="simple">Nigeria</text:a> </text:p>
          </table:table-cell>
          <table:table-cell table:style-name="ce3" office:value-type="string" calcext:value-type="string">
            <text:p>38.03 births/1,000 population (2014 est.) </text:p>
          </table:table-cell>
          <table:table-cell table:formula="of:=MID([.B303]; 1; FIND(&quot; &quot;; [.B303]))" office:value-type="string" office:string-value="38.03 " calcext:value-type="string">
            <text:p>38.0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4]; 1; FIND(&quot; &quot;; [.B30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q.html" xlink:type="simple">Northern Mariana Islands</text:a> </text:p>
          </table:table-cell>
          <table:table-cell table:style-name="ce3" office:value-type="string" calcext:value-type="string">
            <text:p>18.94 births/1,000 population (2014 est.) </text:p>
          </table:table-cell>
          <table:table-cell table:formula="of:=MID([.B305]; 1; FIND(&quot; &quot;; [.B305]))" office:value-type="string" office:string-value="18.94 " calcext:value-type="string">
            <text:p>18.9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6]; 1; FIND(&quot; &quot;; [.B30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o.html" xlink:type="simple">Norway</text:a> </text:p>
          </table:table-cell>
          <table:table-cell table:style-name="ce3" office:value-type="string" calcext:value-type="string">
            <text:p>12.09 births/1,000 population (2014 est.) </text:p>
          </table:table-cell>
          <table:table-cell table:formula="of:=MID([.B307]; 1; FIND(&quot; &quot;; [.B307]))" office:value-type="string" office:string-value="12.09 " calcext:value-type="string">
            <text:p>12.0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8]; 1; FIND(&quot; &quot;; [.B30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u.html" xlink:type="simple">Oman</text:a> </text:p>
          </table:table-cell>
          <table:table-cell table:style-name="ce3" office:value-type="string" calcext:value-type="string">
            <text:p>24.47 births/1,000 population (2014 est.) </text:p>
          </table:table-cell>
          <table:table-cell table:formula="of:=MID([.B309]; 1; FIND(&quot; &quot;; [.B309]))" office:value-type="string" office:string-value="24.47 " calcext:value-type="string">
            <text:p>24.4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0]; 1; FIND(&quot; &quot;; [.B31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k.html" xlink:type="simple">Pakistan</text:a> </text:p>
          </table:table-cell>
          <table:table-cell table:style-name="ce3" office:value-type="string" calcext:value-type="string">
            <text:p>23.19 births/1,000 population (2014 est.) </text:p>
          </table:table-cell>
          <table:table-cell table:formula="of:=MID([.B311]; 1; FIND(&quot; &quot;; [.B311]))" office:value-type="string" office:string-value="23.19 " calcext:value-type="string">
            <text:p>23.1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2]; 1; FIND(&quot; &quot;; [.B31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s.html" xlink:type="simple">Palau</text:a> </text:p>
          </table:table-cell>
          <table:table-cell table:style-name="ce3" office:value-type="string" calcext:value-type="string">
            <text:p>10.95 births/1,000 population (2014 est.) </text:p>
          </table:table-cell>
          <table:table-cell table:formula="of:=MID([.B313]; 1; FIND(&quot; &quot;; [.B313]))" office:value-type="string" office:string-value="10.95 " calcext:value-type="string">
            <text:p>10.9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4]; 1; FIND(&quot; &quot;; [.B31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m.html" xlink:type="simple">Panama</text:a> </text:p>
          </table:table-cell>
          <table:table-cell table:style-name="ce3" office:value-type="string" calcext:value-type="string">
            <text:p>18.61 births/1,000 population (2014 est.) </text:p>
          </table:table-cell>
          <table:table-cell table:formula="of:=MID([.B315]; 1; FIND(&quot; &quot;; [.B315]))" office:value-type="string" office:string-value="18.61 " calcext:value-type="string">
            <text:p>18.6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6]; 1; FIND(&quot; &quot;; [.B31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p.html" xlink:type="simple">Papua New Guinea</text:a> </text:p>
          </table:table-cell>
          <table:table-cell table:style-name="ce3" office:value-type="string" calcext:value-type="string">
            <text:p>24.89 births/1,000 population (2014 est.) </text:p>
          </table:table-cell>
          <table:table-cell table:formula="of:=MID([.B317]; 1; FIND(&quot; &quot;; [.B317]))" office:value-type="string" office:string-value="24.89 " calcext:value-type="string">
            <text:p>24.8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8]; 1; FIND(&quot; &quot;; [.B31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a.html" xlink:type="simple">Paraguay</text:a> </text:p>
          </table:table-cell>
          <table:table-cell table:style-name="ce3" office:value-type="string" calcext:value-type="string">
            <text:p>16.66 births/1,000 population (2014 est.) </text:p>
          </table:table-cell>
          <table:table-cell table:formula="of:=MID([.B319]; 1; FIND(&quot; &quot;; [.B319]))" office:value-type="string" office:string-value="16.66 " calcext:value-type="string">
            <text:p>16.6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0]; 1; FIND(&quot; &quot;; [.B32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e.html" xlink:type="simple">Peru</text:a> </text:p>
          </table:table-cell>
          <table:table-cell table:style-name="ce3" office:value-type="string" calcext:value-type="string">
            <text:p>18.57 births/1,000 population (2014 est.) </text:p>
          </table:table-cell>
          <table:table-cell table:formula="of:=MID([.B321]; 1; FIND(&quot; &quot;; [.B321]))" office:value-type="string" office:string-value="18.57 " calcext:value-type="string">
            <text:p>18.5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2]; 1; FIND(&quot; &quot;; [.B32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rp.html" xlink:type="simple">Philippines</text:a> </text:p>
          </table:table-cell>
          <table:table-cell table:style-name="ce3" office:value-type="string" calcext:value-type="string">
            <text:p>24.24 births/1,000 population (2014 est.) </text:p>
          </table:table-cell>
          <table:table-cell table:formula="of:=MID([.B323]; 1; FIND(&quot; &quot;; [.B323]))" office:value-type="string" office:string-value="24.24 " calcext:value-type="string">
            <text:p>24.2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4]; 1; FIND(&quot; &quot;; [.B32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l.html" xlink:type="simple">Poland</text:a> </text:p>
          </table:table-cell>
          <table:table-cell table:style-name="ce3" office:value-type="string" calcext:value-type="string">
            <text:p>9.77 births/1,000 population (2014 est.) </text:p>
          </table:table-cell>
          <table:table-cell table:formula="of:=MID([.B325]; 1; FIND(&quot; &quot;; [.B325]))" office:value-type="string" office:string-value="9.77 " calcext:value-type="string">
            <text:p>9.7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6]; 1; FIND(&quot; &quot;; [.B32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po.html" xlink:type="simple">Portugal</text:a> </text:p>
          </table:table-cell>
          <table:table-cell table:style-name="ce3" office:value-type="string" calcext:value-type="string">
            <text:p>9.42 births/1,000 population (2014 est.) </text:p>
          </table:table-cell>
          <table:table-cell table:formula="of:=MID([.B327]; 1; FIND(&quot; &quot;; [.B327]))" office:value-type="string" office:string-value="9.42 " calcext:value-type="string">
            <text:p>9.4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8]; 1; FIND(&quot; &quot;; [.B32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rq.html" xlink:type="simple">Puerto Rico</text:a> </text:p>
          </table:table-cell>
          <table:table-cell table:style-name="ce3" office:value-type="string" calcext:value-type="string">
            <text:p>10.9 births/1,000 population (2014 est.) </text:p>
          </table:table-cell>
          <table:table-cell table:formula="of:=MID([.B329]; 1; FIND(&quot; &quot;; [.B329]))" office:value-type="string" office:string-value="10.9 " calcext:value-type="string">
            <text:p>10.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0]; 1; FIND(&quot; &quot;; [.B33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qa.html" xlink:type="simple">Qatar</text:a> </text:p>
          </table:table-cell>
          <table:table-cell table:style-name="ce3" office:value-type="string" calcext:value-type="string">
            <text:p>9.95 births/1,000 population (2014 est.) </text:p>
          </table:table-cell>
          <table:table-cell table:formula="of:=MID([.B331]; 1; FIND(&quot; &quot;; [.B331]))" office:value-type="string" office:string-value="9.95 " calcext:value-type="string">
            <text:p>9.9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2]; 1; FIND(&quot; &quot;; [.B33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ro.html" xlink:type="simple">Romania</text:a> </text:p>
          </table:table-cell>
          <table:table-cell table:style-name="ce3" office:value-type="string" calcext:value-type="string">
            <text:p>9.27 births/1,000 population (2014 est.) </text:p>
          </table:table-cell>
          <table:table-cell table:formula="of:=MID([.B333]; 1; FIND(&quot; &quot;; [.B333]))" office:value-type="string" office:string-value="9.27 " calcext:value-type="string">
            <text:p>9.2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4]; 1; FIND(&quot; &quot;; [.B33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rs.html" xlink:type="simple">Russia</text:a> </text:p>
          </table:table-cell>
          <table:table-cell table:style-name="ce3" office:value-type="string" calcext:value-type="string">
            <text:p>11.87 births/1,000 population (2014 est.) </text:p>
          </table:table-cell>
          <table:table-cell table:formula="of:=MID([.B335]; 1; FIND(&quot; &quot;; [.B335]))" office:value-type="string" office:string-value="11.87 " calcext:value-type="string">
            <text:p>11.8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6]; 1; FIND(&quot; &quot;; [.B33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rw.html" xlink:type="simple">Rwanda</text:a> </text:p>
          </table:table-cell>
          <table:table-cell table:style-name="ce3" office:value-type="string" calcext:value-type="string">
            <text:p>34.61 births/1,000 population (2014 est.) </text:p>
          </table:table-cell>
          <table:table-cell table:formula="of:=MID([.B337]; 1; FIND(&quot; &quot;; [.B337]))" office:value-type="string" office:string-value="34.61 " calcext:value-type="string">
            <text:p>34.6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8]; 1; FIND(&quot; &quot;; [.B33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h.html" xlink:type="simple">Saint Helena, Ascension, and Tristan da Cunha</text:a> </text:p>
          </table:table-cell>
          <table:table-cell table:style-name="ce3" office:value-type="string" calcext:value-type="string">
            <text:p>10.03 births/1,000 population (2014 est.) </text:p>
          </table:table-cell>
          <table:table-cell table:formula="of:=MID([.B339]; 1; FIND(&quot; &quot;; [.B339]))" office:value-type="string" office:string-value="10.03 " calcext:value-type="string">
            <text:p>10.0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0]; 1; FIND(&quot; &quot;; [.B34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c.html" xlink:type="simple">Saint Kitts and Nevis</text:a> </text:p>
          </table:table-cell>
          <table:table-cell table:style-name="ce3" office:value-type="string" calcext:value-type="string">
            <text:p>13.64 births/1,000 population (2014 est.) </text:p>
          </table:table-cell>
          <table:table-cell table:formula="of:=MID([.B341]; 1; FIND(&quot; &quot;; [.B341]))" office:value-type="string" office:string-value="13.64 " calcext:value-type="string">
            <text:p>13.6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2]; 1; FIND(&quot; &quot;; [.B34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t.html" xlink:type="simple">Saint Lucia</text:a> </text:p>
          </table:table-cell>
          <table:table-cell table:style-name="ce3" office:value-type="string" calcext:value-type="string">
            <text:p>13.94 births/1,000 population (2014 est.) </text:p>
          </table:table-cell>
          <table:table-cell table:formula="of:=MID([.B343]; 1; FIND(&quot; &quot;; [.B343]))" office:value-type="string" office:string-value="13.94 " calcext:value-type="string">
            <text:p>13.9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4]; 1; FIND(&quot; &quot;; [.B34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b.html" xlink:type="simple">Saint Pierre and Miquelon</text:a> </text:p>
          </table:table-cell>
          <table:table-cell table:style-name="ce3" office:value-type="string" calcext:value-type="string">
            <text:p>7.7 births/1,000 population (2014 est.) </text:p>
          </table:table-cell>
          <table:table-cell table:formula="of:=MID([.B345]; 1; FIND(&quot; &quot;; [.B345]))" office:value-type="string" office:string-value="7.7 " calcext:value-type="string">
            <text:p>7.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6]; 1; FIND(&quot; &quot;; [.B34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vc.html" xlink:type="simple">Saint Vincent and the Grenadines</text:a> </text:p>
          </table:table-cell>
          <table:table-cell table:style-name="ce3" office:value-type="string" calcext:value-type="string">
            <text:p>13.85 births/1,000 population (2014 est.) </text:p>
          </table:table-cell>
          <table:table-cell table:formula="of:=MID([.B347]; 1; FIND(&quot; &quot;; [.B347]))" office:value-type="string" office:string-value="13.85 " calcext:value-type="string">
            <text:p>13.8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8]; 1; FIND(&quot; &quot;; [.B34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ws.html" xlink:type="simple">Samoa</text:a> </text:p>
          </table:table-cell>
          <table:table-cell table:style-name="ce3" office:value-type="string" calcext:value-type="string">
            <text:p>21.29 births/1,000 population (2014 est.) </text:p>
          </table:table-cell>
          <table:table-cell table:formula="of:=MID([.B349]; 1; FIND(&quot; &quot;; [.B349]))" office:value-type="string" office:string-value="21.29 " calcext:value-type="string">
            <text:p>21.2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0]; 1; FIND(&quot; &quot;; [.B35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m.html" xlink:type="simple">San Marino</text:a> </text:p>
          </table:table-cell>
          <table:table-cell table:style-name="ce3" office:value-type="string" calcext:value-type="string">
            <text:p>8.7 births/1,000 population (2014 est.) </text:p>
          </table:table-cell>
          <table:table-cell table:formula="of:=MID([.B351]; 1; FIND(&quot; &quot;; [.B351]))" office:value-type="string" office:string-value="8.7 " calcext:value-type="string">
            <text:p>8.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2]; 1; FIND(&quot; &quot;; [.B35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p.html" xlink:type="simple">Sao Tome and Principe</text:a> </text:p>
          </table:table-cell>
          <table:table-cell table:style-name="ce3" office:value-type="string" calcext:value-type="string">
            <text:p>35.12 births/1,000 population (2014 est.) </text:p>
          </table:table-cell>
          <table:table-cell table:formula="of:=MID([.B353]; 1; FIND(&quot; &quot;; [.B353]))" office:value-type="string" office:string-value="35.12 " calcext:value-type="string">
            <text:p>35.1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4]; 1; FIND(&quot; &quot;; [.B35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a.html" xlink:type="simple">Saudi Arabia</text:a> </text:p>
          </table:table-cell>
          <table:table-cell table:style-name="ce3" office:value-type="string" calcext:value-type="string">
            <text:p>18.78 births/1,000 population (2014 est.) </text:p>
          </table:table-cell>
          <table:table-cell table:formula="of:=MID([.B355]; 1; FIND(&quot; &quot;; [.B355]))" office:value-type="string" office:string-value="18.78 " calcext:value-type="string">
            <text:p>18.7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6]; 1; FIND(&quot; &quot;; [.B35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g.html" xlink:type="simple">Senegal</text:a> </text:p>
          </table:table-cell>
          <table:table-cell table:style-name="ce3" office:value-type="string" calcext:value-type="string">
            <text:p>35.09 births/1,000 population (2014 est.) </text:p>
          </table:table-cell>
          <table:table-cell table:formula="of:=MID([.B357]; 1; FIND(&quot; &quot;; [.B357]))" office:value-type="string" office:string-value="35.09 " calcext:value-type="string">
            <text:p>35.0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8]; 1; FIND(&quot; &quot;; [.B35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ri.html" xlink:type="simple">Serbia</text:a> </text:p>
          </table:table-cell>
          <table:table-cell table:style-name="ce3" office:value-type="string" calcext:value-type="string">
            <text:p>9.13 births/1,000 population (2014 est.) </text:p>
          </table:table-cell>
          <table:table-cell table:formula="of:=MID([.B359]; 1; FIND(&quot; &quot;; [.B359]))" office:value-type="string" office:string-value="9.13 " calcext:value-type="string">
            <text:p>9.1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0]; 1; FIND(&quot; &quot;; [.B36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e.html" xlink:type="simple">Seychelles</text:a> </text:p>
          </table:table-cell>
          <table:table-cell table:style-name="ce3" office:value-type="string" calcext:value-type="string">
            <text:p>14.54 births/1,000 population (2014 est.) </text:p>
          </table:table-cell>
          <table:table-cell table:formula="of:=MID([.B361]; 1; FIND(&quot; &quot;; [.B361]))" office:value-type="string" office:string-value="14.54 " calcext:value-type="string">
            <text:p>14.5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2]; 1; FIND(&quot; &quot;; [.B36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l.html" xlink:type="simple">Sierra Leone</text:a> </text:p>
          </table:table-cell>
          <table:table-cell table:style-name="ce3" office:value-type="string" calcext:value-type="string">
            <text:p>37.4 births/1,000 population (2014 est.) </text:p>
          </table:table-cell>
          <table:table-cell table:formula="of:=MID([.B363]; 1; FIND(&quot; &quot;; [.B363]))" office:value-type="string" office:string-value="37.4 " calcext:value-type="string">
            <text:p>37.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4]; 1; FIND(&quot; &quot;; [.B36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n.html" xlink:type="simple">Singapore</text:a> </text:p>
          </table:table-cell>
          <table:table-cell table:style-name="ce3" office:value-type="string" calcext:value-type="string">
            <text:p>8.1 births/1,000 population (2014 est.) </text:p>
          </table:table-cell>
          <table:table-cell table:formula="of:=MID([.B365]; 1; FIND(&quot; &quot;; [.B365]))" office:value-type="string" office:string-value="8.1 " calcext:value-type="string">
            <text:p>8.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6]; 1; FIND(&quot; &quot;; [.B36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k.html" xlink:type="simple">Sint Maarten</text:a> </text:p>
          </table:table-cell>
          <table:table-cell table:style-name="ce3" office:value-type="string" calcext:value-type="string">
            <text:p>13 births/1,000 population (2013 est.) </text:p>
          </table:table-cell>
          <table:table-cell table:formula="of:=MID([.B367]; 1; FIND(&quot; &quot;; [.B367]))" office:value-type="string" office:string-value="13 " calcext:value-type="string">
            <text:p>1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8]; 1; FIND(&quot; &quot;; [.B36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lo.html" xlink:type="simple">Slovakia</text:a> </text:p>
          </table:table-cell>
          <table:table-cell table:style-name="ce3" office:value-type="string" calcext:value-type="string">
            <text:p>10.01 births/1,000 population (2014 est.) </text:p>
          </table:table-cell>
          <table:table-cell table:formula="of:=MID([.B369]; 1; FIND(&quot; &quot;; [.B369]))" office:value-type="string" office:string-value="10.01 " calcext:value-type="string">
            <text:p>10.0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0]; 1; FIND(&quot; &quot;; [.B37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i.html" xlink:type="simple">Slovenia</text:a> </text:p>
          </table:table-cell>
          <table:table-cell table:style-name="ce3" office:value-type="string" calcext:value-type="string">
            <text:p>8.54 births/1,000 population (2014 est.) </text:p>
          </table:table-cell>
          <table:table-cell table:formula="of:=MID([.B371]; 1; FIND(&quot; &quot;; [.B371]))" office:value-type="string" office:string-value="8.54 " calcext:value-type="string">
            <text:p>8.5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2]; 1; FIND(&quot; &quot;; [.B37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p.html" xlink:type="simple">Solomon Islands</text:a> </text:p>
          </table:table-cell>
          <table:table-cell table:style-name="ce3" office:value-type="string" calcext:value-type="string">
            <text:p>26.33 births/1,000 population (2014 est.) </text:p>
          </table:table-cell>
          <table:table-cell table:formula="of:=MID([.B373]; 1; FIND(&quot; &quot;; [.B373]))" office:value-type="string" office:string-value="26.33 " calcext:value-type="string">
            <text:p>26.3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4]; 1; FIND(&quot; &quot;; [.B37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o.html" xlink:type="simple">Somalia</text:a> </text:p>
          </table:table-cell>
          <table:table-cell table:style-name="ce3" office:value-type="string" calcext:value-type="string">
            <text:p>40.87 births/1,000 population (2014 est.) </text:p>
          </table:table-cell>
          <table:table-cell table:formula="of:=MID([.B375]; 1; FIND(&quot; &quot;; [.B375]))" office:value-type="string" office:string-value="40.87 " calcext:value-type="string">
            <text:p>40.8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6]; 1; FIND(&quot; &quot;; [.B37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f.html" xlink:type="simple">South Africa</text:a> </text:p>
          </table:table-cell>
          <table:table-cell table:style-name="ce3" office:value-type="string" calcext:value-type="string">
            <text:p>18.94 births/1,000 population (2014 est.) </text:p>
          </table:table-cell>
          <table:table-cell table:formula="of:=MID([.B377]; 1; FIND(&quot; &quot;; [.B377]))" office:value-type="string" office:string-value="18.94 " calcext:value-type="string">
            <text:p>18.9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8]; 1; FIND(&quot; &quot;; [.B37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od.html" xlink:type="simple">South Sudan</text:a> </text:p>
          </table:table-cell>
          <table:table-cell table:style-name="ce3" office:value-type="string" calcext:value-type="string">
            <text:p>37.68 births/1,000 population (2014 est.) </text:p>
          </table:table-cell>
          <table:table-cell table:formula="of:=MID([.B379]; 1; FIND(&quot; &quot;; [.B379]))" office:value-type="string" office:string-value="37.68 " calcext:value-type="string">
            <text:p>37.6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0]; 1; FIND(&quot; &quot;; [.B38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p.html" xlink:type="simple">Spain</text:a> </text:p>
          </table:table-cell>
          <table:table-cell table:style-name="ce3" office:value-type="string" calcext:value-type="string">
            <text:p>9.88 births/1,000 population (2014 est.) </text:p>
          </table:table-cell>
          <table:table-cell table:formula="of:=MID([.B381]; 1; FIND(&quot; &quot;; [.B381]))" office:value-type="string" office:string-value="9.88 " calcext:value-type="string">
            <text:p>9.8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2]; 1; FIND(&quot; &quot;; [.B38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e.html" xlink:type="simple">Sri Lanka</text:a> </text:p>
          </table:table-cell>
          <table:table-cell table:style-name="ce3" office:value-type="string" calcext:value-type="string">
            <text:p>16.24 births/1,000 population (2014 est.) </text:p>
          </table:table-cell>
          <table:table-cell table:formula="of:=MID([.B383]; 1; FIND(&quot; &quot;; [.B383]))" office:value-type="string" office:string-value="16.24 " calcext:value-type="string">
            <text:p>16.2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4]; 1; FIND(&quot; &quot;; [.B38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u.html" xlink:type="simple">Sudan</text:a> </text:p>
          </table:table-cell>
          <table:table-cell table:style-name="ce3" office:value-type="string" calcext:value-type="string">
            <text:p>30.01 births/1,000 population (2014 est.) </text:p>
          </table:table-cell>
          <table:table-cell table:formula="of:=MID([.B385]; 1; FIND(&quot; &quot;; [.B385]))" office:value-type="string" office:string-value="30.01 " calcext:value-type="string">
            <text:p>30.0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6]; 1; FIND(&quot; &quot;; [.B38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s.html" xlink:type="simple">Suriname</text:a> </text:p>
          </table:table-cell>
          <table:table-cell table:style-name="ce3" office:value-type="string" calcext:value-type="string">
            <text:p>16.73 births/1,000 population (2014 est.) </text:p>
          </table:table-cell>
          <table:table-cell table:formula="of:=MID([.B387]; 1; FIND(&quot; &quot;; [.B387]))" office:value-type="string" office:string-value="16.73 " calcext:value-type="string">
            <text:p>16.7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8]; 1; FIND(&quot; &quot;; [.B38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wz.html" xlink:type="simple">Swaziland</text:a> </text:p>
          </table:table-cell>
          <table:table-cell table:style-name="ce3" office:value-type="string" calcext:value-type="string">
            <text:p>25.18 births/1,000 population (2014 est.) </text:p>
          </table:table-cell>
          <table:table-cell table:formula="of:=MID([.B389]; 1; FIND(&quot; &quot;; [.B389]))" office:value-type="string" office:string-value="25.18 " calcext:value-type="string">
            <text:p>25.1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0]; 1; FIND(&quot; &quot;; [.B39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w.html" xlink:type="simple">Sweden</text:a> </text:p>
          </table:table-cell>
          <table:table-cell table:style-name="ce3" office:value-type="string" calcext:value-type="string">
            <text:p>11.92 births/1,000 population (2014 est.) </text:p>
          </table:table-cell>
          <table:table-cell table:formula="of:=MID([.B391]; 1; FIND(&quot; &quot;; [.B391]))" office:value-type="string" office:string-value="11.92 " calcext:value-type="string">
            <text:p>11.9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2]; 1; FIND(&quot; &quot;; [.B39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z.html" xlink:type="simple">Switzerland</text:a> </text:p>
          </table:table-cell>
          <table:table-cell table:style-name="ce3" office:value-type="string" calcext:value-type="string">
            <text:p>10.48 births/1,000 population (2014 est.) </text:p>
          </table:table-cell>
          <table:table-cell table:formula="of:=MID([.B393]; 1; FIND(&quot; &quot;; [.B393]))" office:value-type="string" office:string-value="10.48 " calcext:value-type="string">
            <text:p>10.4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4]; 1; FIND(&quot; &quot;; [.B39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y.html" xlink:type="simple">Syria</text:a> </text:p>
          </table:table-cell>
          <table:table-cell table:style-name="ce3" office:value-type="string" calcext:value-type="string">
            <text:p>22.76 births/1,000 population (2014 est.) </text:p>
          </table:table-cell>
          <table:table-cell table:formula="of:=MID([.B395]; 1; FIND(&quot; &quot;; [.B395]))" office:value-type="string" office:string-value="22.76 " calcext:value-type="string">
            <text:p>22.7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6]; 1; FIND(&quot; &quot;; [.B39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w.html" xlink:type="simple">Taiwan</text:a> </text:p>
          </table:table-cell>
          <table:table-cell table:style-name="ce3" office:value-type="string" calcext:value-type="string">
            <text:p>8.55 births/1,000 population (2014 est.) </text:p>
          </table:table-cell>
          <table:table-cell table:formula="of:=MID([.B397]; 1; FIND(&quot; &quot;; [.B397]))" office:value-type="string" office:string-value="8.55 " calcext:value-type="string">
            <text:p>8.5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8]; 1; FIND(&quot; &quot;; [.B39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i.html" xlink:type="simple">Tajikistan</text:a> </text:p>
          </table:table-cell>
          <table:table-cell table:style-name="ce3" office:value-type="string" calcext:value-type="string">
            <text:p>24.99 births/1,000 population (2014 est.) </text:p>
          </table:table-cell>
          <table:table-cell table:formula="of:=MID([.B399]; 1; FIND(&quot; &quot;; [.B399]))" office:value-type="string" office:string-value="24.99 " calcext:value-type="string">
            <text:p>24.9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0]; 1; FIND(&quot; &quot;; [.B40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z.html" xlink:type="simple">Tanzania</text:a> </text:p>
          </table:table-cell>
          <table:table-cell table:style-name="ce3" office:value-type="string" calcext:value-type="string">
            <text:p>36.82 births/1,000 population (2014 est.) </text:p>
          </table:table-cell>
          <table:table-cell table:formula="of:=MID([.B401]; 1; FIND(&quot; &quot;; [.B401]))" office:value-type="string" office:string-value="36.82 " calcext:value-type="string">
            <text:p>36.8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2]; 1; FIND(&quot; &quot;; [.B40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h.html" xlink:type="simple">Thailand</text:a> </text:p>
          </table:table-cell>
          <table:table-cell table:style-name="ce3" office:value-type="string" calcext:value-type="string">
            <text:p>11.26 births/1,000 population (2014 est.) </text:p>
          </table:table-cell>
          <table:table-cell table:formula="of:=MID([.B403]; 1; FIND(&quot; &quot;; [.B403]))" office:value-type="string" office:string-value="11.26 " calcext:value-type="string">
            <text:p>11.2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4]; 1; FIND(&quot; &quot;; [.B40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t.html" xlink:type="simple">Timor-Leste</text:a> </text:p>
          </table:table-cell>
          <table:table-cell table:style-name="ce3" office:value-type="string" calcext:value-type="string">
            <text:p>34.48 births/1,000 population (2014 est.) </text:p>
          </table:table-cell>
          <table:table-cell table:formula="of:=MID([.B405]; 1; FIND(&quot; &quot;; [.B405]))" office:value-type="string" office:string-value="34.48 " calcext:value-type="string">
            <text:p>34.4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6]; 1; FIND(&quot; &quot;; [.B40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o.html" xlink:type="simple">Togo</text:a> </text:p>
          </table:table-cell>
          <table:table-cell table:style-name="ce3" office:value-type="string" calcext:value-type="string">
            <text:p>34.52 births/1,000 population (2014 est.) </text:p>
          </table:table-cell>
          <table:table-cell table:formula="of:=MID([.B407]; 1; FIND(&quot; &quot;; [.B407]))" office:value-type="string" office:string-value="34.52 " calcext:value-type="string">
            <text:p>34.5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8]; 1; FIND(&quot; &quot;; [.B40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n.html" xlink:type="simple">Tonga</text:a> </text:p>
          </table:table-cell>
          <table:table-cell table:style-name="ce3" office:value-type="string" calcext:value-type="string">
            <text:p>23.55 births/1,000 population (2014 est.) </text:p>
          </table:table-cell>
          <table:table-cell table:formula="of:=MID([.B409]; 1; FIND(&quot; &quot;; [.B409]))" office:value-type="string" office:string-value="23.55 " calcext:value-type="string">
            <text:p>23.5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0]; 1; FIND(&quot; &quot;; [.B41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d.html" xlink:type="simple">Trinidad and Tobago</text:a> </text:p>
          </table:table-cell>
          <table:table-cell table:style-name="ce3" office:value-type="string" calcext:value-type="string">
            <text:p>13.8 births/1,000 population (2014 est.) </text:p>
          </table:table-cell>
          <table:table-cell table:formula="of:=MID([.B411]; 1; FIND(&quot; &quot;; [.B411]))" office:value-type="string" office:string-value="13.8 " calcext:value-type="string">
            <text:p>13.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2]; 1; FIND(&quot; &quot;; [.B41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s.html" xlink:type="simple">Tunisia</text:a> </text:p>
          </table:table-cell>
          <table:table-cell table:style-name="ce3" office:value-type="string" calcext:value-type="string">
            <text:p>16.9 births/1,000 population (2014 est.) </text:p>
          </table:table-cell>
          <table:table-cell table:formula="of:=MID([.B413]; 1; FIND(&quot; &quot;; [.B413]))" office:value-type="string" office:string-value="16.9 " calcext:value-type="string">
            <text:p>16.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4]; 1; FIND(&quot; &quot;; [.B41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u.html" xlink:type="simple">Turkey</text:a> </text:p>
          </table:table-cell>
          <table:table-cell table:style-name="ce3" office:value-type="string" calcext:value-type="string">
            <text:p>16.86 births/1,000 population (2014 est.) </text:p>
          </table:table-cell>
          <table:table-cell table:formula="of:=MID([.B415]; 1; FIND(&quot; &quot;; [.B415]))" office:value-type="string" office:string-value="16.86 " calcext:value-type="string">
            <text:p>16.8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6]; 1; FIND(&quot; &quot;; [.B41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x.html" xlink:type="simple">Turkmenistan</text:a> </text:p>
          </table:table-cell>
          <table:table-cell table:style-name="ce3" office:value-type="string" calcext:value-type="string">
            <text:p>19.46 births/1,000 population (2014 est.) </text:p>
          </table:table-cell>
          <table:table-cell table:formula="of:=MID([.B417]; 1; FIND(&quot; &quot;; [.B417]))" office:value-type="string" office:string-value="19.46 " calcext:value-type="string">
            <text:p>19.4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8]; 1; FIND(&quot; &quot;; [.B41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k.html" xlink:type="simple">Turks and Caicos Islands</text:a> </text:p>
          </table:table-cell>
          <table:table-cell table:style-name="ce3" office:value-type="string" calcext:value-type="string">
            <text:p>16.61 births/1,000 population (2014 est.) </text:p>
          </table:table-cell>
          <table:table-cell table:formula="of:=MID([.B419]; 1; FIND(&quot; &quot;; [.B419]))" office:value-type="string" office:string-value="16.61 " calcext:value-type="string">
            <text:p>16.6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0]; 1; FIND(&quot; &quot;; [.B42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v.html" xlink:type="simple">Tuvalu</text:a> </text:p>
          </table:table-cell>
          <table:table-cell table:style-name="ce3" office:value-type="string" calcext:value-type="string">
            <text:p>23.74 births/1,000 population (2014 est.) </text:p>
          </table:table-cell>
          <table:table-cell table:formula="of:=MID([.B421]; 1; FIND(&quot; &quot;; [.B421]))" office:value-type="string" office:string-value="23.74 " calcext:value-type="string">
            <text:p>23.7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2]; 1; FIND(&quot; &quot;; [.B42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ug.html" xlink:type="simple">Uganda</text:a> </text:p>
          </table:table-cell>
          <table:table-cell table:style-name="ce3" office:value-type="string" calcext:value-type="string">
            <text:p>44.17 births/1,000 population (2014 est.) </text:p>
          </table:table-cell>
          <table:table-cell table:formula="of:=MID([.B423]; 1; FIND(&quot; &quot;; [.B423]))" office:value-type="string" office:string-value="44.17 " calcext:value-type="string">
            <text:p>44.1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4]; 1; FIND(&quot; &quot;; [.B42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up.html" xlink:type="simple">Ukraine</text:a> </text:p>
          </table:table-cell>
          <table:table-cell table:style-name="ce3" office:value-type="string" calcext:value-type="string">
            <text:p>9.41 births/1,000 population (2014 est.) </text:p>
          </table:table-cell>
          <table:table-cell table:formula="of:=MID([.B425]; 1; FIND(&quot; &quot;; [.B425]))" office:value-type="string" office:string-value="9.41 " calcext:value-type="string">
            <text:p>9.4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6]; 1; FIND(&quot; &quot;; [.B42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e.html" xlink:type="simple">United Arab Emirates</text:a> </text:p>
          </table:table-cell>
          <table:table-cell table:style-name="ce3" office:value-type="string" calcext:value-type="string">
            <text:p>15.54 births/1,000 population (2014 est.) </text:p>
          </table:table-cell>
          <table:table-cell table:formula="of:=MID([.B427]; 1; FIND(&quot; &quot;; [.B427]))" office:value-type="string" office:string-value="15.54 " calcext:value-type="string">
            <text:p>15.5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8]; 1; FIND(&quot; &quot;; [.B42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uk.html" xlink:type="simple">United Kingdom</text:a> </text:p>
          </table:table-cell>
          <table:table-cell table:style-name="ce3" office:value-type="string" calcext:value-type="string">
            <text:p>12.22 births/1,000 population (2014 est.) </text:p>
          </table:table-cell>
          <table:table-cell table:formula="of:=MID([.B429]; 1; FIND(&quot; &quot;; [.B429]))" office:value-type="string" office:string-value="12.22 " calcext:value-type="string">
            <text:p>12.2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0]; 1; FIND(&quot; &quot;; [.B43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us.html" xlink:type="simple">United States</text:a> </text:p>
          </table:table-cell>
          <table:table-cell table:style-name="ce3" office:value-type="string" calcext:value-type="string">
            <text:p>13.42 births/1,000 population (2014 est.) </text:p>
          </table:table-cell>
          <table:table-cell table:formula="of:=MID([.B431]; 1; FIND(&quot; &quot;; [.B431]))" office:value-type="string" office:string-value="13.42 " calcext:value-type="string">
            <text:p>13.4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2]; 1; FIND(&quot; &quot;; [.B43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uy.html" xlink:type="simple">Uruguay</text:a> </text:p>
          </table:table-cell>
          <table:table-cell table:style-name="ce3" office:value-type="string" calcext:value-type="string">
            <text:p>13.18 births/1,000 population (2014 est.) </text:p>
          </table:table-cell>
          <table:table-cell table:formula="of:=MID([.B433]; 1; FIND(&quot; &quot;; [.B433]))" office:value-type="string" office:string-value="13.18 " calcext:value-type="string">
            <text:p>13.1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4]; 1; FIND(&quot; &quot;; [.B43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uz.html" xlink:type="simple">Uzbekistan</text:a> </text:p>
          </table:table-cell>
          <table:table-cell table:style-name="ce3" office:value-type="string" calcext:value-type="string">
            <text:p>17.02 births/1,000 population (2014 est.) </text:p>
          </table:table-cell>
          <table:table-cell table:formula="of:=MID([.B435]; 1; FIND(&quot; &quot;; [.B435]))" office:value-type="string" office:string-value="17.02 " calcext:value-type="string">
            <text:p>17.0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6]; 1; FIND(&quot; &quot;; [.B43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h.html" xlink:type="simple">Vanuatu</text:a> </text:p>
          </table:table-cell>
          <table:table-cell table:style-name="ce3" office:value-type="string" calcext:value-type="string">
            <text:p>25.69 births/1,000 population (2014 est.) </text:p>
          </table:table-cell>
          <table:table-cell table:formula="of:=MID([.B437]; 1; FIND(&quot; &quot;; [.B437]))" office:value-type="string" office:string-value="25.69 " calcext:value-type="string">
            <text:p>25.6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8]; 1; FIND(&quot; &quot;; [.B43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ve.html" xlink:type="simple">Venezuela</text:a> </text:p>
          </table:table-cell>
          <table:table-cell table:style-name="ce3" office:value-type="string" calcext:value-type="string">
            <text:p>19.42 births/1,000 population (2014 est.) </text:p>
          </table:table-cell>
          <table:table-cell table:formula="of:=MID([.B439]; 1; FIND(&quot; &quot;; [.B439]))" office:value-type="string" office:string-value="19.42 " calcext:value-type="string">
            <text:p>19.4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0]; 1; FIND(&quot; &quot;; [.B44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vm.html" xlink:type="simple">Vietnam</text:a> </text:p>
          </table:table-cell>
          <table:table-cell table:style-name="ce3" office:value-type="string" calcext:value-type="string">
            <text:p>16.26 births/1,000 population (2014 est.) </text:p>
          </table:table-cell>
          <table:table-cell table:formula="of:=MID([.B441]; 1; FIND(&quot; &quot;; [.B441]))" office:value-type="string" office:string-value="16.26 " calcext:value-type="string">
            <text:p>16.2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2]; 1; FIND(&quot; &quot;; [.B44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vq.html" xlink:type="simple">Virgin Islands</text:a> </text:p>
          </table:table-cell>
          <table:table-cell table:style-name="ce3" office:value-type="string" calcext:value-type="string">
            <text:p>10.49 births/1,000 population (2014 est.) </text:p>
          </table:table-cell>
          <table:table-cell table:formula="of:=MID([.B443]; 1; FIND(&quot; &quot;; [.B443]))" office:value-type="string" office:string-value="10.49 " calcext:value-type="string">
            <text:p>10.4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4]; 1; FIND(&quot; &quot;; [.B44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wf.html" xlink:type="simple">Wallis and Futuna</text:a> </text:p>
          </table:table-cell>
          <table:table-cell table:style-name="ce3" office:value-type="string" calcext:value-type="string">
            <text:p>13.56 births/1,000 population (2014 est.) </text:p>
          </table:table-cell>
          <table:table-cell table:formula="of:=MID([.B445]; 1; FIND(&quot; &quot;; [.B445]))" office:value-type="string" office:string-value="13.56 " calcext:value-type="string">
            <text:p>13.5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6]; 1; FIND(&quot; &quot;; [.B44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we.html" xlink:type="simple">West Bank</text:a> </text:p>
          </table:table-cell>
          <table:table-cell table:style-name="ce3" office:value-type="string" calcext:value-type="string">
            <text:p>23.41 births/1,000 population (2014 est.) </text:p>
          </table:table-cell>
          <table:table-cell table:formula="of:=MID([.B447]; 1; FIND(&quot; &quot;; [.B447]))" office:value-type="string" office:string-value="23.41 " calcext:value-type="string">
            <text:p>23.4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8]; 1; FIND(&quot; &quot;; [.B44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wi.html" xlink:type="simple">Western Sahara</text:a> </text:p>
          </table:table-cell>
          <table:table-cell table:style-name="ce3" office:value-type="string" calcext:value-type="string">
            <text:p>30.71 births/1,000 population (2014 est.) </text:p>
          </table:table-cell>
          <table:table-cell table:formula="of:=MID([.B449]; 1; FIND(&quot; &quot;; [.B449]))" office:value-type="string" office:string-value="30.71 " calcext:value-type="string">
            <text:p>30.7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0]; 1; FIND(&quot; &quot;; [.B450])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xx.html" xlink:type="simple">World</text:a> </text:p>
          </table:table-cell>
          <table:table-cell table:style-name="ce3" office:value-type="string" calcext:value-type="string">
            <text:p>18.7 births/1,000 population </text:p>
            <text:p>note: this rate results in about 255 worldwide births per minute or 4.3 births every second (2014 est.) </text:p>
          </table:table-cell>
          <table:table-cell table:formula="of:=MID([.B451]; 1; FIND(&quot; &quot;; [.B451]))" office:value-type="string" office:string-value="18.7 " calcext:value-type="string">
            <text:p>18.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2]; 1; FIND(&quot; &quot;; [.B45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ym.html" xlink:type="simple">Yemen</text:a> </text:p>
          </table:table-cell>
          <table:table-cell table:style-name="ce3" office:value-type="string" calcext:value-type="string">
            <text:p>31.02 births/1,000 population (2014 est.) </text:p>
          </table:table-cell>
          <table:table-cell table:formula="of:=MID([.B453]; 1; FIND(&quot; &quot;; [.B453]))" office:value-type="string" office:string-value="31.02 " calcext:value-type="string">
            <text:p>31.0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4]; 1; FIND(&quot; &quot;; [.B45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za.html" xlink:type="simple">Zambia</text:a> </text:p>
          </table:table-cell>
          <table:table-cell table:style-name="ce3" office:value-type="string" calcext:value-type="string">
            <text:p>42.46 births/1,000 population (2014 est.) </text:p>
          </table:table-cell>
          <table:table-cell table:formula="of:=MID([.B455]; 1; FIND(&quot; &quot;; [.B455]))" office:value-type="string" office:string-value="42.46 " calcext:value-type="string">
            <text:p>42.4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6]; 1; FIND(&quot; &quot;; [.B45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zi.html" xlink:type="simple">Zimbabwe</text:a> </text:p>
          </table:table-cell>
          <table:table-cell table:style-name="ce3" office:value-type="string" calcext:value-type="string">
            <text:p>32.47 births/1,000 population (2014 est.) </text:p>
          </table:table-cell>
          <table:table-cell table:formula="of:=MID([.B457]; 1; FIND(&quot; &quot;; [.B457]))" office:value-type="string" office:string-value="32.47 " calcext:value-type="string">
            <text:p>32.47 </text:p>
          </table:table-cell>
        </table:table-row>
      </table:table>
      <table:named-expressions>
        <table:named-range table:name="aa" table:base-cell-address="$Feuille1.$A$22" table:cell-range-address="$Feuille1.$A$22"/>
        <table:named-range table:name="ac" table:base-cell-address="$Feuille1.$A$16" table:cell-range-address="$Feuille1.$A$16"/>
        <table:named-range table:name="ae" table:base-cell-address="$Feuille1.$A$426" table:cell-range-address="$Feuille1.$A$426"/>
        <table:named-range table:name="af" table:base-cell-address="$Feuille1.$A$2" table:cell-range-address="$Feuille1.$A$2"/>
        <table:named-range table:name="ag" table:base-cell-address="$Feuille1.$A$6" table:cell-range-address="$Feuille1.$A$6"/>
        <table:named-range table:name="aj" table:base-cell-address="$Feuille1.$A$28" table:cell-range-address="$Feuille1.$A$28"/>
        <table:named-range table:name="al" table:base-cell-address="$Feuille1.$A$4" table:cell-range-address="$Feuille1.$A$4"/>
        <table:named-range table:name="am" table:base-cell-address="$Feuille1.$A$20" table:cell-range-address="$Feuille1.$A$20"/>
        <table:named-range table:name="an" table:base-cell-address="$Feuille1.$A$10" table:cell-range-address="$Feuille1.$A$10"/>
        <table:named-range table:name="ao" table:base-cell-address="$Feuille1.$A$12" table:cell-range-address="$Feuille1.$A$12"/>
        <table:named-range table:name="aq" table:base-cell-address="$Feuille1.$A$8" table:cell-range-address="$Feuille1.$A$8"/>
        <table:named-range table:name="ar" table:base-cell-address="$Feuille1.$A$18" table:cell-range-address="$Feuille1.$A$18"/>
        <table:named-range table:name="as" table:base-cell-address="$Feuille1.$A$24" table:cell-range-address="$Feuille1.$A$24"/>
        <table:named-range table:name="au" table:base-cell-address="$Feuille1.$A$26" table:cell-range-address="$Feuille1.$A$26"/>
        <table:named-range table:name="av" table:base-cell-address="$Feuille1.$A$14" table:cell-range-address="$Feuille1.$A$14"/>
        <table:named-range table:name="ba" table:base-cell-address="$Feuille1.$A$32" table:cell-range-address="$Feuille1.$A$32"/>
        <table:named-range table:name="bb" table:base-cell-address="$Feuille1.$A$36" table:cell-range-address="$Feuille1.$A$36"/>
        <table:named-range table:name="bc" table:base-cell-address="$Feuille1.$A$54" table:cell-range-address="$Feuille1.$A$54"/>
        <table:named-range table:name="bd" table:base-cell-address="$Feuille1.$A$46" table:cell-range-address="$Feuille1.$A$46"/>
        <table:named-range table:name="be" table:base-cell-address="$Feuille1.$A$40" table:cell-range-address="$Feuille1.$A$40"/>
        <table:named-range table:name="bf" table:base-cell-address="$Feuille1.$A$30" table:cell-range-address="$Feuille1.$A$30"/>
        <table:named-range table:name="bg" table:base-cell-address="$Feuille1.$A$34" table:cell-range-address="$Feuille1.$A$34"/>
        <table:named-range table:name="bh" table:base-cell-address="$Feuille1.$A$42" table:cell-range-address="$Feuille1.$A$42"/>
        <table:named-range table:name="bk" table:base-cell-address="$Feuille1.$A$52" table:cell-range-address="$Feuille1.$A$52"/>
        <table:named-range table:name="bl" table:base-cell-address="$Feuille1.$A$50" table:cell-range-address="$Feuille1.$A$50"/>
        <table:named-range table:name="bm" table:base-cell-address="$Feuille1.$A$66" table:cell-range-address="$Feuille1.$A$66"/>
        <table:named-range table:name="bn" table:base-cell-address="$Feuille1.$A$44" table:cell-range-address="$Feuille1.$A$44"/>
        <table:named-range table:name="bo" table:base-cell-address="$Feuille1.$A$38" table:cell-range-address="$Feuille1.$A$38"/>
        <table:named-range table:name="bp" table:base-cell-address="$Feuille1.$A$372" table:cell-range-address="$Feuille1.$A$372"/>
        <table:named-range table:name="br" table:base-cell-address="$Feuille1.$A$56" table:cell-range-address="$Feuille1.$A$56"/>
        <table:named-range table:name="bt" table:base-cell-address="$Feuille1.$A$48" table:cell-range-address="$Feuille1.$A$48"/>
        <table:named-range table:name="bu" table:base-cell-address="$Feuille1.$A$62" table:cell-range-address="$Feuille1.$A$62"/>
        <table:named-range table:name="bx" table:base-cell-address="$Feuille1.$A$60" table:cell-range-address="$Feuille1.$A$60"/>
        <table:named-range table:name="by" table:base-cell-address="$Feuille1.$A$68" table:cell-range-address="$Feuille1.$A$68"/>
        <table:named-range table:name="ca" table:base-cell-address="$Feuille1.$A$76" table:cell-range-address="$Feuille1.$A$76"/>
        <table:named-range table:name="cb" table:base-cell-address="$Feuille1.$A$72" table:cell-range-address="$Feuille1.$A$72"/>
        <table:named-range table:name="cc" table:base-cell-address="$Feuille1.$A$106" table:cell-range-address="$Feuille1.$A$106"/>
        <table:named-range table:name="cd" table:base-cell-address="$Feuille1.$A$82" table:cell-range-address="$Feuille1.$A$82"/>
        <table:named-range table:name="ce" table:base-cell-address="$Feuille1.$A$382" table:cell-range-address="$Feuille1.$A$382"/>
        <table:named-range table:name="cf" table:base-cell-address="$Feuille1.$A$94" table:cell-range-address="$Feuille1.$A$94"/>
        <table:named-range table:name="cg" table:base-cell-address="$Feuille1.$A$92" table:cell-range-address="$Feuille1.$A$92"/>
        <table:named-range table:name="ch" table:base-cell-address="$Feuille1.$A$86" table:cell-range-address="$Feuille1.$A$86"/>
        <table:named-range table:name="ci" table:base-cell-address="$Feuille1.$A$84" table:cell-range-address="$Feuille1.$A$84"/>
        <table:named-range table:name="cj" table:base-cell-address="$Feuille1.$A$78" table:cell-range-address="$Feuille1.$A$78"/>
        <table:named-range table:name="cm" table:base-cell-address="$Feuille1.$A$74" table:cell-range-address="$Feuille1.$A$74"/>
        <table:named-range table:name="cn" table:base-cell-address="$Feuille1.$A$90" table:cell-range-address="$Feuille1.$A$90"/>
        <table:named-range table:name="co" table:base-cell-address="$Feuille1.$A$88" table:cell-range-address="$Feuille1.$A$88"/>
        <table:named-range table:name="cq" table:base-cell-address="$Feuille1.$A$304" table:cell-range-address="$Feuille1.$A$304"/>
        <table:named-range table:name="cs" table:base-cell-address="$Feuille1.$A$98" table:cell-range-address="$Feuille1.$A$98"/>
        <table:named-range table:name="ct" table:base-cell-address="$Feuille1.$A$80" table:cell-range-address="$Feuille1.$A$80"/>
        <table:named-range table:name="cu" table:base-cell-address="$Feuille1.$A$104" table:cell-range-address="$Feuille1.$A$104"/>
        <table:named-range table:name="cv" table:base-cell-address="$Feuille1.$A$70" table:cell-range-address="$Feuille1.$A$70"/>
        <table:named-range table:name="cw" table:base-cell-address="$Feuille1.$A$96" table:cell-range-address="$Feuille1.$A$96"/>
        <table:named-range table:name="cy" table:base-cell-address="$Feuille1.$A$108" table:cell-range-address="$Feuille1.$A$108"/>
        <table:named-range table:name="da" table:base-cell-address="$Feuille1.$A$112" table:cell-range-address="$Feuille1.$A$112"/>
        <table:named-range table:name="dj" table:base-cell-address="$Feuille1.$A$114" table:cell-range-address="$Feuille1.$A$114"/>
        <table:named-range table:name="do" table:base-cell-address="$Feuille1.$A$116" table:cell-range-address="$Feuille1.$A$116"/>
        <table:named-range table:name="dr" table:base-cell-address="$Feuille1.$A$118" table:cell-range-address="$Feuille1.$A$118"/>
        <table:named-range table:name="ec" table:base-cell-address="$Feuille1.$A$120" table:cell-range-address="$Feuille1.$A$120"/>
        <table:named-range table:name="ee" table:base-cell-address="$Feuille1.$A$134" table:cell-range-address="$Feuille1.$A$134"/>
        <table:named-range table:name="eg" table:base-cell-address="$Feuille1.$A$122" table:cell-range-address="$Feuille1.$A$122"/>
        <table:named-range table:name="ei" table:base-cell-address="$Feuille1.$A$198" table:cell-range-address="$Feuille1.$A$198"/>
        <table:named-range table:name="ek" table:base-cell-address="$Feuille1.$A$126" table:cell-range-address="$Feuille1.$A$126"/>
        <table:named-range table:name="en" table:base-cell-address="$Feuille1.$A$130" table:cell-range-address="$Feuille1.$A$130"/>
        <table:named-range table:name="er" table:base-cell-address="$Feuille1.$A$128" table:cell-range-address="$Feuille1.$A$128"/>
        <table:named-range table:name="es" table:base-cell-address="$Feuille1.$A$124" table:cell-range-address="$Feuille1.$A$124"/>
        <table:named-range table:name="et" table:base-cell-address="$Feuille1.$A$132" table:cell-range-address="$Feuille1.$A$132"/>
        <table:named-range table:name="ez" table:base-cell-address="$Feuille1.$A$110" table:cell-range-address="$Feuille1.$A$110"/>
        <table:named-range table:name="fi" table:base-cell-address="$Feuille1.$A$142" table:cell-range-address="$Feuille1.$A$142"/>
        <table:named-range table:name="fj" table:base-cell-address="$Feuille1.$A$140" table:cell-range-address="$Feuille1.$A$140"/>
        <table:named-range table:name="fk" table:base-cell-address="$Feuille1.$A$136" table:cell-range-address="$Feuille1.$A$136"/>
        <table:named-range table:name="fm" table:base-cell-address="$Feuille1.$A$270" table:cell-range-address="$Feuille1.$A$270"/>
        <table:named-range table:name="fo" table:base-cell-address="$Feuille1.$A$138" table:cell-range-address="$Feuille1.$A$138"/>
        <table:named-range table:name="fp" table:base-cell-address="$Feuille1.$A$146" table:cell-range-address="$Feuille1.$A$146"/>
        <table:named-range table:name="fr" table:base-cell-address="$Feuille1.$A$144" table:cell-range-address="$Feuille1.$A$144"/>
        <table:named-range table:name="ga" table:base-cell-address="$Feuille1.$A$150" table:cell-range-address="$Feuille1.$A$150"/>
        <table:named-range table:name="gb" table:base-cell-address="$Feuille1.$A$148" table:cell-range-address="$Feuille1.$A$148"/>
        <table:named-range table:name="gg" table:base-cell-address="$Feuille1.$A$154" table:cell-range-address="$Feuille1.$A$154"/>
        <table:named-range table:name="gh" table:base-cell-address="$Feuille1.$A$158" table:cell-range-address="$Feuille1.$A$158"/>
        <table:named-range table:name="gi" table:base-cell-address="$Feuille1.$A$160" table:cell-range-address="$Feuille1.$A$160"/>
        <table:named-range table:name="gj" table:base-cell-address="$Feuille1.$A$166" table:cell-range-address="$Feuille1.$A$166"/>
        <table:named-range table:name="gk" table:base-cell-address="$Feuille1.$A$172" table:cell-range-address="$Feuille1.$A$172"/>
        <table:named-range table:name="gl" table:base-cell-address="$Feuille1.$A$164" table:cell-range-address="$Feuille1.$A$164"/>
        <table:named-range table:name="gm" table:base-cell-address="$Feuille1.$A$156" table:cell-range-address="$Feuille1.$A$156"/>
        <table:named-range table:name="gq" table:base-cell-address="$Feuille1.$A$168" table:cell-range-address="$Feuille1.$A$168"/>
        <table:named-range table:name="gr" table:base-cell-address="$Feuille1.$A$162" table:cell-range-address="$Feuille1.$A$162"/>
        <table:named-range table:name="gt" table:base-cell-address="$Feuille1.$A$170" table:cell-range-address="$Feuille1.$A$170"/>
        <table:named-range table:name="gv" table:base-cell-address="$Feuille1.$A$174" table:cell-range-address="$Feuille1.$A$174"/>
        <table:named-range table:name="gy" table:base-cell-address="$Feuille1.$A$178" table:cell-range-address="$Feuille1.$A$178"/>
        <table:named-range table:name="gz" table:base-cell-address="$Feuille1.$A$152" table:cell-range-address="$Feuille1.$A$152"/>
        <table:named-range table:name="ha" table:base-cell-address="$Feuille1.$A$180" table:cell-range-address="$Feuille1.$A$180"/>
        <table:named-range table:name="hk" table:base-cell-address="$Feuille1.$A$184" table:cell-range-address="$Feuille1.$A$184"/>
        <table:named-range table:name="ho" table:base-cell-address="$Feuille1.$A$182" table:cell-range-address="$Feuille1.$A$182"/>
        <table:named-range table:name="hr" table:base-cell-address="$Feuille1.$A$102" table:cell-range-address="$Feuille1.$A$102"/>
        <table:named-range table:name="hu" table:base-cell-address="$Feuille1.$A$186" table:cell-range-address="$Feuille1.$A$186"/>
        <table:named-range table:name="ic" table:base-cell-address="$Feuille1.$A$188" table:cell-range-address="$Feuille1.$A$188"/>
        <table:named-range table:name="id" table:base-cell-address="$Feuille1.$A$192" table:cell-range-address="$Feuille1.$A$192"/>
        <table:named-range table:name="im" table:base-cell-address="$Feuille1.$A$200" table:cell-range-address="$Feuille1.$A$200"/>
        <table:named-range table:name="in" table:base-cell-address="$Feuille1.$A$190" table:cell-range-address="$Feuille1.$A$190"/>
        <table:named-range table:name="ir" table:base-cell-address="$Feuille1.$A$194" table:cell-range-address="$Feuille1.$A$194"/>
        <table:named-range table:name="is" table:base-cell-address="$Feuille1.$A$202" table:cell-range-address="$Feuille1.$A$202"/>
        <table:named-range table:name="it" table:base-cell-address="$Feuille1.$A$204" table:cell-range-address="$Feuille1.$A$204"/>
        <table:named-range table:name="iv" table:base-cell-address="$Feuille1.$A$100" table:cell-range-address="$Feuille1.$A$100"/>
        <table:named-range table:name="iz" table:base-cell-address="$Feuille1.$A$196" table:cell-range-address="$Feuille1.$A$196"/>
        <table:named-range table:name="ja" table:base-cell-address="$Feuille1.$A$208" table:cell-range-address="$Feuille1.$A$208"/>
        <table:named-range table:name="je" table:base-cell-address="$Feuille1.$A$210" table:cell-range-address="$Feuille1.$A$210"/>
        <table:named-range table:name="jm" table:base-cell-address="$Feuille1.$A$206" table:cell-range-address="$Feuille1.$A$206"/>
        <table:named-range table:name="jo" table:base-cell-address="$Feuille1.$A$212" table:cell-range-address="$Feuille1.$A$212"/>
        <table:named-range table:name="ke" table:base-cell-address="$Feuille1.$A$216" table:cell-range-address="$Feuille1.$A$216"/>
        <table:named-range table:name="kg" table:base-cell-address="$Feuille1.$A$226" table:cell-range-address="$Feuille1.$A$226"/>
        <table:named-range table:name="kn" table:base-cell-address="$Feuille1.$A$220" table:cell-range-address="$Feuille1.$A$220"/>
        <table:named-range table:name="kr" table:base-cell-address="$Feuille1.$A$218" table:cell-range-address="$Feuille1.$A$218"/>
        <table:named-range table:name="ks" table:base-cell-address="$Feuille1.$A$222" table:cell-range-address="$Feuille1.$A$222"/>
        <table:named-range table:name="ku" table:base-cell-address="$Feuille1.$A$224" table:cell-range-address="$Feuille1.$A$224"/>
        <table:named-range table:name="kz" table:base-cell-address="$Feuille1.$A$214" table:cell-range-address="$Feuille1.$A$214"/>
        <table:named-range table:name="la" table:base-cell-address="$Feuille1.$A$228" table:cell-range-address="$Feuille1.$A$228"/>
        <table:named-range table:name="le" table:base-cell-address="$Feuille1.$A$232" table:cell-range-address="$Feuille1.$A$232"/>
        <table:named-range table:name="lg" table:base-cell-address="$Feuille1.$A$230" table:cell-range-address="$Feuille1.$A$230"/>
        <table:named-range table:name="lh" table:base-cell-address="$Feuille1.$A$242" table:cell-range-address="$Feuille1.$A$242"/>
        <table:named-range table:name="li" table:base-cell-address="$Feuille1.$A$236" table:cell-range-address="$Feuille1.$A$236"/>
        <table:named-range table:name="lo" table:base-cell-address="$Feuille1.$A$368" table:cell-range-address="$Feuille1.$A$368"/>
        <table:named-range table:name="ls" table:base-cell-address="$Feuille1.$A$240" table:cell-range-address="$Feuille1.$A$240"/>
        <table:named-range table:name="lt" table:base-cell-address="$Feuille1.$A$234" table:cell-range-address="$Feuille1.$A$234"/>
        <table:named-range table:name="lu" table:base-cell-address="$Feuille1.$A$244" table:cell-range-address="$Feuille1.$A$244"/>
        <table:named-range table:name="ly" table:base-cell-address="$Feuille1.$A$238" table:cell-range-address="$Feuille1.$A$238"/>
        <table:named-range table:name="ma" table:base-cell-address="$Feuille1.$A$250" table:cell-range-address="$Feuille1.$A$250"/>
        <table:named-range table:name="mc" table:base-cell-address="$Feuille1.$A$246" table:cell-range-address="$Feuille1.$A$246"/>
        <table:named-range table:name="md" table:base-cell-address="$Feuille1.$A$272" table:cell-range-address="$Feuille1.$A$272"/>
        <table:named-range table:name="mg" table:base-cell-address="$Feuille1.$A$276" table:cell-range-address="$Feuille1.$A$276"/>
        <table:named-range table:name="mh" table:base-cell-address="$Feuille1.$A$280" table:cell-range-address="$Feuille1.$A$280"/>
        <table:named-range table:name="mi" table:base-cell-address="$Feuille1.$A$252" table:cell-range-address="$Feuille1.$A$252"/>
        <table:named-range table:name="mj" table:base-cell-address="$Feuille1.$A$278" table:cell-range-address="$Feuille1.$A$278"/>
        <table:named-range table:name="mk" table:base-cell-address="$Feuille1.$A$248" table:cell-range-address="$Feuille1.$A$248"/>
        <table:named-range table:name="ml" table:base-cell-address="$Feuille1.$A$258" table:cell-range-address="$Feuille1.$A$258"/>
        <table:named-range table:name="mn" table:base-cell-address="$Feuille1.$A$274" table:cell-range-address="$Feuille1.$A$274"/>
        <table:named-range table:name="mo" table:base-cell-address="$Feuille1.$A$282" table:cell-range-address="$Feuille1.$A$282"/>
        <table:named-range table:name="mp" table:base-cell-address="$Feuille1.$A$266" table:cell-range-address="$Feuille1.$A$266"/>
        <table:named-range table:name="mr" table:base-cell-address="$Feuille1.$A$264" table:cell-range-address="$Feuille1.$A$264"/>
        <table:named-range table:name="mt" table:base-cell-address="$Feuille1.$A$260" table:cell-range-address="$Feuille1.$A$260"/>
        <table:named-range table:name="mu" table:base-cell-address="$Feuille1.$A$308" table:cell-range-address="$Feuille1.$A$308"/>
        <table:named-range table:name="mv" table:base-cell-address="$Feuille1.$A$256" table:cell-range-address="$Feuille1.$A$256"/>
        <table:named-range table:name="mx" table:base-cell-address="$Feuille1.$A$268" table:cell-range-address="$Feuille1.$A$268"/>
        <table:named-range table:name="my" table:base-cell-address="$Feuille1.$A$254" table:cell-range-address="$Feuille1.$A$254"/>
        <table:named-range table:name="mz" table:base-cell-address="$Feuille1.$A$284" table:cell-range-address="$Feuille1.$A$284"/>
        <table:named-range table:name="nc" table:base-cell-address="$Feuille1.$A$294" table:cell-range-address="$Feuille1.$A$294"/>
        <table:named-range table:name="ng" table:base-cell-address="$Feuille1.$A$300" table:cell-range-address="$Feuille1.$A$300"/>
        <table:named-range table:name="nh" table:base-cell-address="$Feuille1.$A$436" table:cell-range-address="$Feuille1.$A$436"/>
        <table:named-range table:name="ni" table:base-cell-address="$Feuille1.$A$302" table:cell-range-address="$Feuille1.$A$302"/>
        <table:named-range table:name="nl" table:base-cell-address="$Feuille1.$A$292" table:cell-range-address="$Feuille1.$A$292"/>
        <table:named-range table:name="no" table:base-cell-address="$Feuille1.$A$306" table:cell-range-address="$Feuille1.$A$306"/>
        <table:named-range table:name="np" table:base-cell-address="$Feuille1.$A$290" table:cell-range-address="$Feuille1.$A$290"/>
        <table:named-range table:name="nr" table:base-cell-address="$Feuille1.$A$288" table:cell-range-address="$Feuille1.$A$288"/>
        <table:named-range table:name="ns" table:base-cell-address="$Feuille1.$A$386" table:cell-range-address="$Feuille1.$A$386"/>
        <table:named-range table:name="nu" table:base-cell-address="$Feuille1.$A$298" table:cell-range-address="$Feuille1.$A$298"/>
        <table:named-range table:name="nz" table:base-cell-address="$Feuille1.$A$296" table:cell-range-address="$Feuille1.$A$296"/>
        <table:named-range table:name="od" table:base-cell-address="$Feuille1.$A$378" table:cell-range-address="$Feuille1.$A$378"/>
        <table:named-range table:name="pa" table:base-cell-address="$Feuille1.$A$318" table:cell-range-address="$Feuille1.$A$318"/>
        <table:named-range table:name="pe" table:base-cell-address="$Feuille1.$A$320" table:cell-range-address="$Feuille1.$A$320"/>
        <table:named-range table:name="pk" table:base-cell-address="$Feuille1.$A$310" table:cell-range-address="$Feuille1.$A$310"/>
        <table:named-range table:name="pl" table:base-cell-address="$Feuille1.$A$324" table:cell-range-address="$Feuille1.$A$324"/>
        <table:named-range table:name="pm" table:base-cell-address="$Feuille1.$A$314" table:cell-range-address="$Feuille1.$A$314"/>
        <table:named-range table:name="po" table:base-cell-address="$Feuille1.$A$326" table:cell-range-address="$Feuille1.$A$326"/>
        <table:named-range table:name="pp" table:base-cell-address="$Feuille1.$A$316" table:cell-range-address="$Feuille1.$A$316"/>
        <table:named-range table:name="ps" table:base-cell-address="$Feuille1.$A$312" table:cell-range-address="$Feuille1.$A$312"/>
        <table:named-range table:name="pu" table:base-cell-address="$Feuille1.$A$176" table:cell-range-address="$Feuille1.$A$176"/>
        <table:named-range table:name="qa" table:base-cell-address="$Feuille1.$A$330" table:cell-range-address="$Feuille1.$A$330"/>
        <table:named-range table:name="ri" table:base-cell-address="$Feuille1.$A$358" table:cell-range-address="$Feuille1.$A$358"/>
        <table:named-range table:name="rm" table:base-cell-address="$Feuille1.$A$262" table:cell-range-address="$Feuille1.$A$262"/>
        <table:named-range table:name="ro" table:base-cell-address="$Feuille1.$A$332" table:cell-range-address="$Feuille1.$A$332"/>
        <table:named-range table:name="rp" table:base-cell-address="$Feuille1.$A$322" table:cell-range-address="$Feuille1.$A$322"/>
        <table:named-range table:name="rq" table:base-cell-address="$Feuille1.$A$328" table:cell-range-address="$Feuille1.$A$328"/>
        <table:named-range table:name="rs" table:base-cell-address="$Feuille1.$A$334" table:cell-range-address="$Feuille1.$A$334"/>
        <table:named-range table:name="rw" table:base-cell-address="$Feuille1.$A$336" table:cell-range-address="$Feuille1.$A$336"/>
        <table:named-range table:name="sa" table:base-cell-address="$Feuille1.$A$354" table:cell-range-address="$Feuille1.$A$354"/>
        <table:named-range table:name="sb" table:base-cell-address="$Feuille1.$A$344" table:cell-range-address="$Feuille1.$A$344"/>
        <table:named-range table:name="sc" table:base-cell-address="$Feuille1.$A$340" table:cell-range-address="$Feuille1.$A$340"/>
        <table:named-range table:name="se" table:base-cell-address="$Feuille1.$A$360" table:cell-range-address="$Feuille1.$A$360"/>
        <table:named-range table:name="sf" table:base-cell-address="$Feuille1.$A$376" table:cell-range-address="$Feuille1.$A$376"/>
        <table:named-range table:name="sg" table:base-cell-address="$Feuille1.$A$356" table:cell-range-address="$Feuille1.$A$356"/>
        <table:named-range table:name="sh" table:base-cell-address="$Feuille1.$A$338" table:cell-range-address="$Feuille1.$A$338"/>
        <table:named-range table:name="si" table:base-cell-address="$Feuille1.$A$370" table:cell-range-address="$Feuille1.$A$370"/>
        <table:named-range table:name="sk" table:base-cell-address="$Feuille1.$A$366" table:cell-range-address="$Feuille1.$A$366"/>
        <table:named-range table:name="sl" table:base-cell-address="$Feuille1.$A$362" table:cell-range-address="$Feuille1.$A$362"/>
        <table:named-range table:name="sm" table:base-cell-address="$Feuille1.$A$350" table:cell-range-address="$Feuille1.$A$350"/>
        <table:named-range table:name="sn" table:base-cell-address="$Feuille1.$A$364" table:cell-range-address="$Feuille1.$A$364"/>
        <table:named-range table:name="so" table:base-cell-address="$Feuille1.$A$374" table:cell-range-address="$Feuille1.$A$374"/>
        <table:named-range table:name="sp" table:base-cell-address="$Feuille1.$A$380" table:cell-range-address="$Feuille1.$A$380"/>
        <table:named-range table:name="st" table:base-cell-address="$Feuille1.$A$342" table:cell-range-address="$Feuille1.$A$342"/>
        <table:named-range table:name="su" table:base-cell-address="$Feuille1.$A$384" table:cell-range-address="$Feuille1.$A$384"/>
        <table:named-range table:name="sw" table:base-cell-address="$Feuille1.$A$390" table:cell-range-address="$Feuille1.$A$390"/>
        <table:named-range table:name="sy" table:base-cell-address="$Feuille1.$A$394" table:cell-range-address="$Feuille1.$A$394"/>
        <table:named-range table:name="sz" table:base-cell-address="$Feuille1.$A$392" table:cell-range-address="$Feuille1.$A$392"/>
        <table:named-range table:name="td" table:base-cell-address="$Feuille1.$A$410" table:cell-range-address="$Feuille1.$A$410"/>
        <table:named-range table:name="th" table:base-cell-address="$Feuille1.$A$402" table:cell-range-address="$Feuille1.$A$402"/>
        <table:named-range table:name="ti" table:base-cell-address="$Feuille1.$A$398" table:cell-range-address="$Feuille1.$A$398"/>
        <table:named-range table:name="tk" table:base-cell-address="$Feuille1.$A$418" table:cell-range-address="$Feuille1.$A$418"/>
        <table:named-range table:name="tn" table:base-cell-address="$Feuille1.$A$408" table:cell-range-address="$Feuille1.$A$408"/>
        <table:named-range table:name="to" table:base-cell-address="$Feuille1.$A$406" table:cell-range-address="$Feuille1.$A$406"/>
        <table:named-range table:name="tp" table:base-cell-address="$Feuille1.$A$352" table:cell-range-address="$Feuille1.$A$352"/>
        <table:named-range table:name="ts" table:base-cell-address="$Feuille1.$A$412" table:cell-range-address="$Feuille1.$A$412"/>
        <table:named-range table:name="tt" table:base-cell-address="$Feuille1.$A$404" table:cell-range-address="$Feuille1.$A$404"/>
        <table:named-range table:name="tu" table:base-cell-address="$Feuille1.$A$414" table:cell-range-address="$Feuille1.$A$414"/>
        <table:named-range table:name="tv" table:base-cell-address="$Feuille1.$A$420" table:cell-range-address="$Feuille1.$A$420"/>
        <table:named-range table:name="tw" table:base-cell-address="$Feuille1.$A$396" table:cell-range-address="$Feuille1.$A$396"/>
        <table:named-range table:name="tx" table:base-cell-address="$Feuille1.$A$416" table:cell-range-address="$Feuille1.$A$416"/>
        <table:named-range table:name="tz" table:base-cell-address="$Feuille1.$A$400" table:cell-range-address="$Feuille1.$A$400"/>
        <table:named-range table:name="ug" table:base-cell-address="$Feuille1.$A$422" table:cell-range-address="$Feuille1.$A$422"/>
        <table:named-range table:name="uk" table:base-cell-address="$Feuille1.$A$428" table:cell-range-address="$Feuille1.$A$428"/>
        <table:named-range table:name="up" table:base-cell-address="$Feuille1.$A$424" table:cell-range-address="$Feuille1.$A$424"/>
        <table:named-range table:name="us" table:base-cell-address="$Feuille1.$A$430" table:cell-range-address="$Feuille1.$A$430"/>
        <table:named-range table:name="uv" table:base-cell-address="$Feuille1.$A$64" table:cell-range-address="$Feuille1.$A$64"/>
        <table:named-range table:name="uy" table:base-cell-address="$Feuille1.$A$432" table:cell-range-address="$Feuille1.$A$432"/>
        <table:named-range table:name="uz" table:base-cell-address="$Feuille1.$A$434" table:cell-range-address="$Feuille1.$A$434"/>
        <table:named-range table:name="vc" table:base-cell-address="$Feuille1.$A$346" table:cell-range-address="$Feuille1.$A$346"/>
        <table:named-range table:name="ve" table:base-cell-address="$Feuille1.$A$438" table:cell-range-address="$Feuille1.$A$438"/>
        <table:named-range table:name="vi" table:base-cell-address="$Feuille1.$A$58" table:cell-range-address="$Feuille1.$A$58"/>
        <table:named-range table:name="vm" table:base-cell-address="$Feuille1.$A$440" table:cell-range-address="$Feuille1.$A$440"/>
        <table:named-range table:name="vq" table:base-cell-address="$Feuille1.$A$442" table:cell-range-address="$Feuille1.$A$442"/>
        <table:named-range table:name="wa" table:base-cell-address="$Feuille1.$A$286" table:cell-range-address="$Feuille1.$A$286"/>
        <table:named-range table:name="we" table:base-cell-address="$Feuille1.$A$446" table:cell-range-address="$Feuille1.$A$446"/>
        <table:named-range table:name="wf" table:base-cell-address="$Feuille1.$A$444" table:cell-range-address="$Feuille1.$A$444"/>
        <table:named-range table:name="wi" table:base-cell-address="$Feuille1.$A$448" table:cell-range-address="$Feuille1.$A$448"/>
        <table:named-range table:name="ws" table:base-cell-address="$Feuille1.$A$348" table:cell-range-address="$Feuille1.$A$348"/>
        <table:named-range table:name="wz" table:base-cell-address="$Feuille1.$A$388" table:cell-range-address="$Feuille1.$A$388"/>
        <table:named-range table:name="xx" table:base-cell-address="$Feuille1.$A$450" table:cell-range-address="$Feuille1.$A$450"/>
        <table:named-range table:name="ym" table:base-cell-address="$Feuille1.$A$452" table:cell-range-address="$Feuille1.$A$452"/>
        <table:named-range table:name="za" table:base-cell-address="$Feuille1.$A$454" table:cell-range-address="$Feuille1.$A$454"/>
        <table:named-range table:name="zi" table:base-cell-address="$Feuille1.$A$456" table:cell-range-address="$Feuille1.$A$45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4:10:32.422000000</meta:creation-date>
    <dc:date>2023-07-17T14:12:46.695000000</dc:date>
    <meta:editing-duration>PT2M14S</meta:editing-duration>
    <meta:editing-cycles>2</meta:editing-cycles>
    <meta:generator>LibreOffice/6.2.4.2$Windows_X86_64 LibreOffice_project/2412653d852ce75f65fbfa83fb7e7b669a126d64</meta:generator>
    <meta:document-statistic meta:table-count="1" meta:cell-count="1141" meta:object-count="0"/>
  </office:meta>
</office:document-meta>
</file>